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3.917cm" fo:margin-left="0cm" fo:margin-right="3.083cm" table:align="margins" style:writing-mode="lr-tb"/>
    </style:style>
    <style:style style:name="表17.A" style:family="table-column">
      <style:table-column-properties style:column-width="1.215cm" style:rel-column-width="5722*"/>
    </style:style>
    <style:style style:name="表17.B" style:family="table-column">
      <style:table-column-properties style:column-width="3.203cm" style:rel-column-width="15083*"/>
    </style:style>
    <style:style style:name="表17.C" style:family="table-column">
      <style:table-column-properties style:column-width="9.499cm" style:rel-column-width="44730*"/>
    </style:style>
    <style:style style:name="表1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3.917cm" fo:margin-left="0cm" fo:margin-right="3.083cm" table:align="margins" style:writing-mode="lr-tb"/>
    </style:style>
    <style:style style:name="表18.A" style:family="table-column">
      <style:table-column-properties style:column-width="1.215cm" style:rel-column-width="5722*"/>
    </style:style>
    <style:style style:name="表18.B" style:family="table-column">
      <style:table-column-properties style:column-width="3.203cm" style:rel-column-width="15083*"/>
    </style:style>
    <style:style style:name="表18.C" style:family="table-column">
      <style:table-column-properties style:column-width="9.499cm" style:rel-column-width="44730*"/>
    </style:style>
    <style:style style:name="表1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3.917cm" fo:margin-left="0cm" fo:margin-right="3.083cm" table:align="margins" style:writing-mode="lr-tb"/>
    </style:style>
    <style:style style:name="表19.A" style:family="table-column">
      <style:table-column-properties style:column-width="1.215cm" style:rel-column-width="5722*"/>
    </style:style>
    <style:style style:name="表19.B" style:family="table-column">
      <style:table-column-properties style:column-width="3.203cm" style:rel-column-width="15083*"/>
    </style:style>
    <style:style style:name="表19.C" style:family="table-column">
      <style:table-column-properties style:column-width="9.499cm" style:rel-column-width="44730*"/>
    </style:style>
    <style:style style:name="表1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3.917cm" fo:margin-left="0cm" fo:margin-right="3.083cm" table:align="margins" style:writing-mode="lr-tb"/>
    </style:style>
    <style:style style:name="表20.A" style:family="table-column">
      <style:table-column-properties style:column-width="1.215cm" style:rel-column-width="5722*"/>
    </style:style>
    <style:style style:name="表20.B" style:family="table-column">
      <style:table-column-properties style:column-width="3.203cm" style:rel-column-width="15083*"/>
    </style:style>
    <style:style style:name="表20.C" style:family="table-column">
      <style:table-column-properties style:column-width="9.499cm" style:rel-column-width="44730*"/>
    </style:style>
    <style:style style:name="表2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5.827cm" fo:margin-left="0cm" fo:margin-right="1.173cm" table:align="margins" style:writing-mode="lr-tb"/>
    </style:style>
    <style:style style:name="表21.A" style:family="table-column">
      <style:table-column-properties style:column-width="1.214cm" style:rel-column-width="5024*"/>
    </style:style>
    <style:style style:name="表21.B" style:family="table-column">
      <style:table-column-properties style:column-width="3.203cm" style:rel-column-width="13263*"/>
    </style:style>
    <style:style style:name="表21.C" style:family="table-column">
      <style:table-column-properties style:column-width="11.411cm" style:rel-column-width="47248*"/>
    </style:style>
    <style:style style:name="表2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6.357cm" fo:margin-left="0cm" fo:margin-right="0.644cm" table:align="margins" style:writing-mode="lr-tb"/>
    </style:style>
    <style:style style:name="表22.A" style:family="table-column">
      <style:table-column-properties style:column-width="1.214cm" style:rel-column-width="4862*"/>
    </style:style>
    <style:style style:name="表22.B" style:family="table-column">
      <style:table-column-properties style:column-width="3.203cm" style:rel-column-width="12834*"/>
    </style:style>
    <style:style style:name="表22.C" style:family="table-column">
      <style:table-column-properties style:column-width="11.94cm" style:rel-column-width="47839*"/>
    </style:style>
    <style:style style:name="表2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5.667cm" style:rel-column-width="21845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4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#99ff33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4pt" fo:font-style="normal" style:text-underline-style="none" fo:font-weight="normal" style:text-blinking="false" fo:background-color="#ffff00" style:font-size-asian="14pt" style:font-size-complex="14pt"/>
    </style:style>
    <style:style style:name="P18" style:family="paragraph" style:parent-style-name="Text_20_body">
      <style:paragraph-properties fo:margin-top="0cm" fo:margin-bottom="0cm" fo:line-height="138%" style:writing-mode="lr-tb"/>
    </style:style>
    <style:style style:name="P19" style:family="paragraph" style:parent-style-name="Table_20_Contents">
      <style:text-properties fo:font-size="15pt" style:font-size-asian="15pt" style:font-size-complex="15pt"/>
    </style:style>
    <style:style style:name="P20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1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22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23" style:family="paragraph" style:parent-style-name="Standard">
      <style:text-properties fo:font-weight="normal"/>
    </style:style>
    <style:style style:name="P24" style:family="paragraph" style:parent-style-name="Text_20_body" style:list-style-name="L87">
      <style:text-properties style:font-size-asian="14pt"/>
    </style:style>
    <style:style style:name="P25" style:family="paragraph" style:parent-style-name="Text_20_body" style:list-style-name="L89">
      <style:text-properties style:font-size-asian="14pt"/>
    </style:style>
    <style:style style:name="P26" style:family="paragraph" style:parent-style-name="Text_20_body" style:list-style-name="L88"/>
    <style:style style:name="P27" style:family="paragraph" style:parent-style-name="Text_20_body" style:list-style-name="L90"/>
    <style:style style:name="P28" style:family="paragraph" style:parent-style-name="Text_20_body" style:list-style-name="L90">
      <style:text-properties style:font-name="Arial" fo:font-size="14pt" style:font-name-asian="Arial" style:font-size-asian="14pt" style:font-size-complex="14pt"/>
    </style:style>
    <style:style style:name="P29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0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1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2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3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4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5" style:family="paragraph" style:parent-style-name="Text_20_body" style:list-style-name="L4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6" style:family="paragraph" style:parent-style-name="Text_20_body" style:list-style-name="L59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7" style:family="paragraph" style:parent-style-name="Text_20_body" style:list-style-name="L6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8" style:family="paragraph" style:parent-style-name="Text_20_body" style:list-style-name="L73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4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92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93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94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9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9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9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9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10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10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10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10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10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10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10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10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10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10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91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63" style:family="paragraph" style:parent-style-name="Text_20_body" style:list-style-name="L9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64" style:family="paragraph" style:parent-style-name="Text_20_body" style:list-style-name="L10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65" style:family="paragraph" style:parent-style-name="Text_20_body" style:list-style-name="L10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66" style:family="paragraph" style:parent-style-name="Text_20_body" style:list-style-name="L10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67" style:family="paragraph" style:parent-style-name="Text_20_body" style:list-style-name="L10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103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10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10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72" style:family="paragraph" style:parent-style-name="Text_20_body" style:list-style-name="L92">
      <style:paragraph-properties fo:margin-top="0cm" fo:margin-bottom="0cm" fo:line-height="168%" style:writing-mode="lr-tb"/>
    </style:style>
    <style:style style:name="P73" style:family="paragraph" style:parent-style-name="Text_20_body" style:list-style-name="L94">
      <style:paragraph-properties fo:margin-top="0cm" fo:margin-bottom="0cm" fo:line-height="168%" style:writing-mode="lr-tb"/>
    </style:style>
    <style:style style:name="P74" style:family="paragraph" style:parent-style-name="Text_20_body" style:list-style-name="L90">
      <style:paragraph-properties fo:margin-top="0cm" fo:margin-bottom="0cm"/>
    </style:style>
    <style:style style:name="P75" style:family="paragraph" style:parent-style-name="Text_20_body" style:list-style-name="L84">
      <style:paragraph-properties fo:margin-left="0.397cm" fo:margin-right="0cm" fo:text-indent="0cm" style:auto-text-indent="false"/>
    </style:style>
    <style:style style:name="P76" style:family="paragraph" style:parent-style-name="Text_20_body" style:list-style-name="L85">
      <style:paragraph-properties fo:margin-left="0.397cm" fo:margin-right="0cm" fo:text-indent="0cm" style:auto-text-indent="false"/>
      <style:text-properties style:font-size-asian="14pt"/>
    </style:style>
    <style:style style:name="P77" style:family="paragraph" style:parent-style-name="Text_20_body" style:list-style-name="L86">
      <style:paragraph-properties fo:margin-left="0.397cm" fo:margin-right="0cm" fo:text-indent="0cm" style:auto-text-indent="false"/>
    </style:style>
    <style:style style:name="P78" style:family="paragraph" style:parent-style-name="Text_20_body" style:list-style-name="L90">
      <style:paragraph-properties fo:margin-left="0cm" fo:margin-right="0cm" fo:margin-top="0cm" fo:margin-bottom="0cm" fo:text-indent="0cm" style:auto-text-indent="false" fo:padding="0cm" fo:border="none"/>
    </style:style>
    <style:style style:name="P79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80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81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82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83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84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85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86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87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88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89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90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91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92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93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94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95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96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97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98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99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100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101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102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103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104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105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106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107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108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109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110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111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112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113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114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115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116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117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118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119" style:family="paragraph" style:parent-style-name="Table_20_Contents" style:list-style-name="L47">
      <style:text-properties fo:font-size="15pt" style:font-size-asian="15pt" style:language-asian="ja" style:country-asian="JP" style:font-size-complex="15pt"/>
    </style:style>
    <style:style style:name="P120" style:family="paragraph" style:parent-style-name="Table_20_Contents" style:list-style-name="L49">
      <style:text-properties fo:font-size="15pt" style:font-size-asian="15pt" style:language-asian="ja" style:country-asian="JP" style:font-size-complex="15pt"/>
    </style:style>
    <style:style style:name="P121" style:family="paragraph" style:parent-style-name="Table_20_Contents" style:list-style-name="L50">
      <style:text-properties fo:font-size="15pt" style:font-size-asian="15pt" style:language-asian="ja" style:country-asian="JP" style:font-size-complex="15pt"/>
    </style:style>
    <style:style style:name="P122" style:family="paragraph" style:parent-style-name="Table_20_Contents" style:list-style-name="L51">
      <style:text-properties fo:font-size="15pt" style:font-size-asian="15pt" style:language-asian="ja" style:country-asian="JP" style:font-size-complex="15pt"/>
    </style:style>
    <style:style style:name="P123" style:family="paragraph" style:parent-style-name="Table_20_Contents" style:list-style-name="L52">
      <style:text-properties fo:font-size="15pt" style:font-size-asian="15pt" style:language-asian="ja" style:country-asian="JP" style:font-size-complex="15pt"/>
    </style:style>
    <style:style style:name="P124" style:family="paragraph" style:parent-style-name="Table_20_Contents" style:list-style-name="L53">
      <style:text-properties fo:font-size="15pt" style:font-size-asian="15pt" style:language-asian="ja" style:country-asian="JP" style:font-size-complex="15pt"/>
    </style:style>
    <style:style style:name="P125" style:family="paragraph" style:parent-style-name="Table_20_Contents" style:list-style-name="L54">
      <style:text-properties fo:font-size="15pt" style:font-size-asian="15pt" style:language-asian="ja" style:country-asian="JP" style:font-size-complex="15pt"/>
    </style:style>
    <style:style style:name="P126" style:family="paragraph" style:parent-style-name="Table_20_Contents" style:list-style-name="L55">
      <style:text-properties fo:font-size="15pt" style:font-size-asian="15pt" style:language-asian="ja" style:country-asian="JP" style:font-size-complex="15pt"/>
    </style:style>
    <style:style style:name="P127" style:family="paragraph" style:parent-style-name="Table_20_Contents" style:list-style-name="L56">
      <style:text-properties fo:font-size="15pt" style:font-size-asian="15pt" style:language-asian="ja" style:country-asian="JP" style:font-size-complex="15pt"/>
    </style:style>
    <style:style style:name="P128" style:family="paragraph" style:parent-style-name="Table_20_Contents" style:list-style-name="L57">
      <style:text-properties fo:font-size="15pt" style:font-size-asian="15pt" style:language-asian="ja" style:country-asian="JP" style:font-size-complex="15pt"/>
    </style:style>
    <style:style style:name="P129" style:family="paragraph" style:parent-style-name="Table_20_Contents" style:list-style-name="L58">
      <style:text-properties fo:font-size="15pt" style:font-size-asian="15pt" style:language-asian="ja" style:country-asian="JP" style:font-size-complex="15pt"/>
    </style:style>
    <style:style style:name="P130" style:family="paragraph" style:parent-style-name="Table_20_Contents" style:list-style-name="L60">
      <style:text-properties fo:font-size="15pt" style:font-size-asian="15pt" style:language-asian="ja" style:country-asian="JP" style:font-size-complex="15pt"/>
    </style:style>
    <style:style style:name="P131" style:family="paragraph" style:parent-style-name="Table_20_Contents" style:list-style-name="L61">
      <style:text-properties fo:font-size="15pt" style:font-size-asian="15pt" style:language-asian="ja" style:country-asian="JP" style:font-size-complex="15pt"/>
    </style:style>
    <style:style style:name="P132" style:family="paragraph" style:parent-style-name="Table_20_Contents" style:list-style-name="L62">
      <style:text-properties fo:font-size="15pt" style:font-size-asian="15pt" style:language-asian="ja" style:country-asian="JP" style:font-size-complex="15pt"/>
    </style:style>
    <style:style style:name="P133" style:family="paragraph" style:parent-style-name="Table_20_Contents" style:list-style-name="L63">
      <style:text-properties fo:font-size="15pt" style:font-size-asian="15pt" style:language-asian="ja" style:country-asian="JP" style:font-size-complex="15pt"/>
    </style:style>
    <style:style style:name="P134" style:family="paragraph" style:parent-style-name="Table_20_Contents" style:list-style-name="L64">
      <style:text-properties fo:font-size="15pt" style:font-size-asian="15pt" style:language-asian="ja" style:country-asian="JP" style:font-size-complex="15pt"/>
    </style:style>
    <style:style style:name="P135" style:family="paragraph" style:parent-style-name="Table_20_Contents" style:list-style-name="L65">
      <style:text-properties fo:font-size="15pt" style:font-size-asian="15pt" style:language-asian="ja" style:country-asian="JP" style:font-size-complex="15pt"/>
    </style:style>
    <style:style style:name="P136" style:family="paragraph" style:parent-style-name="Table_20_Contents" style:list-style-name="L67">
      <style:text-properties fo:font-size="15pt" style:font-size-asian="15pt" style:language-asian="ja" style:country-asian="JP" style:font-size-complex="15pt"/>
    </style:style>
    <style:style style:name="P137" style:family="paragraph" style:parent-style-name="Table_20_Contents" style:list-style-name="L68">
      <style:text-properties fo:font-size="15pt" style:font-size-asian="15pt" style:language-asian="ja" style:country-asian="JP" style:font-size-complex="15pt"/>
    </style:style>
    <style:style style:name="P138" style:family="paragraph" style:parent-style-name="Table_20_Contents" style:list-style-name="L69">
      <style:text-properties fo:font-size="15pt" style:font-size-asian="15pt" style:language-asian="ja" style:country-asian="JP" style:font-size-complex="15pt"/>
    </style:style>
    <style:style style:name="P139" style:family="paragraph" style:parent-style-name="Table_20_Contents" style:list-style-name="L70">
      <style:text-properties fo:font-size="15pt" style:font-size-asian="15pt" style:language-asian="ja" style:country-asian="JP" style:font-size-complex="15pt"/>
    </style:style>
    <style:style style:name="P140" style:family="paragraph" style:parent-style-name="Table_20_Contents" style:list-style-name="L71">
      <style:text-properties fo:font-size="15pt" style:font-size-asian="15pt" style:language-asian="ja" style:country-asian="JP" style:font-size-complex="15pt"/>
    </style:style>
    <style:style style:name="P141" style:family="paragraph" style:parent-style-name="Table_20_Contents" style:list-style-name="L72">
      <style:text-properties fo:font-size="15pt" style:font-size-asian="15pt" style:language-asian="ja" style:country-asian="JP" style:font-size-complex="15pt"/>
    </style:style>
    <style:style style:name="P142" style:family="paragraph" style:parent-style-name="Table_20_Contents" style:list-style-name="L74">
      <style:text-properties fo:font-size="15pt" style:font-size-asian="15pt" style:language-asian="ja" style:country-asian="JP" style:font-size-complex="15pt"/>
    </style:style>
    <style:style style:name="P143" style:family="paragraph" style:parent-style-name="Table_20_Contents" style:list-style-name="L75">
      <style:text-properties fo:font-size="15pt" style:font-size-asian="15pt" style:language-asian="ja" style:country-asian="JP" style:font-size-complex="15pt"/>
    </style:style>
    <style:style style:name="P144" style:family="paragraph" style:parent-style-name="Table_20_Contents" style:list-style-name="L76">
      <style:text-properties fo:font-size="15pt" style:font-size-asian="15pt" style:language-asian="ja" style:country-asian="JP" style:font-size-complex="15pt"/>
    </style:style>
    <style:style style:name="P145" style:family="paragraph" style:parent-style-name="Table_20_Contents" style:list-style-name="L77">
      <style:text-properties fo:font-size="15pt" style:font-size-asian="15pt" style:language-asian="ja" style:country-asian="JP" style:font-size-complex="15pt"/>
    </style:style>
    <style:style style:name="P146" style:family="paragraph" style:parent-style-name="Table_20_Contents" style:list-style-name="L78">
      <style:text-properties fo:font-size="15pt" style:font-size-asian="15pt" style:language-asian="ja" style:country-asian="JP" style:font-size-complex="15pt"/>
    </style:style>
    <style:style style:name="P147" style:family="paragraph" style:parent-style-name="Table_20_Contents" style:list-style-name="L79">
      <style:text-properties fo:font-size="15pt" style:font-size-asian="15pt" style:language-asian="ja" style:country-asian="JP" style:font-size-complex="15pt"/>
    </style:style>
    <style:style style:name="P148" style:family="paragraph" style:parent-style-name="Table_20_Contents" style:list-style-name="L80">
      <style:text-properties fo:font-size="15pt" style:font-size-asian="15pt" style:language-asian="ja" style:country-asian="JP" style:font-size-complex="15pt"/>
    </style:style>
    <style:style style:name="P149" style:family="paragraph" style:parent-style-name="Table_20_Contents" style:list-style-name="L81">
      <style:text-properties fo:font-size="15pt" style:font-size-asian="15pt" style:language-asian="ja" style:country-asian="JP" style:font-size-complex="15pt"/>
    </style:style>
    <style:style style:name="P150" style:family="paragraph" style:parent-style-name="Table_20_Contents" style:list-style-name="L82">
      <style:text-properties fo:font-size="15pt" style:font-size-asian="15pt" style:language-asian="ja" style:country-asian="JP" style:font-size-complex="15pt"/>
    </style:style>
    <style:style style:name="P151" style:family="paragraph" style:parent-style-name="Table_20_Contents" style:list-style-name="L83">
      <style:text-properties fo:font-size="15pt" style:font-size-asian="15pt" style:language-asian="ja" style:country-asian="JP" style:font-size-complex="15pt"/>
    </style:style>
    <style:style style:name="P1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T4" style:family="text"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T5" style:family="text">
      <style:text-properties style:text-position="super 58%" style:language-asian="ja" style:country-asian="JP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language-asian="ja" style:country-asian="JP"/>
    </style:style>
    <style:style style:name="T9" style:family="text">
      <style:text-properties fo:font-size="14pt" fo:font-weight="bold" style:font-weight-asian="bold" style:font-weight-complex="bold"/>
    </style:style>
    <style:style style:name="T10" style:family="text">
      <style:text-properties style:language-asian="ja" style:country-asian="JP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style:font-size-asian="14pt"/>
    </style:style>
    <style:style style:name="T13" style:family="text">
      <style:text-properties fo:color="#367889" style:font-name="lucida grande" fo:font-size="14pt" fo:font-weight="bold"/>
    </style:style>
    <style:style style:name="T14" style:family="text">
      <style:text-properties fo:color="#367889" style:font-name="lucida grande" fo:font-size="14pt" fo:font-weight="bold" fo:background-color="#f9f9f9"/>
    </style:style>
    <style:style style:name="T1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23"/>
      <text:p text:style-name="P23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23"/>
      <text:p text:style-name="P14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7308157404482543933" text:style-name="L1">
        <text:list-item>
          <text:p text:style-name="P29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20">1</text:p>
          </table:table-cell>
          <table:table-cell table:style-name="表1.B1" office:value-type="string">
            <text:p text:style-name="P19">天気</text:p>
            <text:p text:style-name="P21">晴れ</text:p>
          </table:table-cell>
        </table:table-row>
        <table:table-row>
          <table:table-cell table:style-name="表1.A2" office:value-type="float" office:value="2">
            <text:p text:style-name="P20">2</text:p>
          </table:table-cell>
          <table:table-cell table:style-name="表1.B2" office:value-type="string">
            <text:p text:style-name="P19">餌やり</text:p>
            <text:list xml:id="list2283827697417690170" text:style-name="L2">
              <text:list-item>
                <text:p text:style-name="P79">３匹とも来る。</text:p>
              </text:list-item>
              <text:list-item>
                <text:p text:style-name="P79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79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20">3</text:p>
          </table:table-cell>
          <table:table-cell table:style-name="表1.B2" office:value-type="string">
            <text:p text:style-name="P19"><text:ruby text:style-name="Ru1"><text:ruby-base>身体</text:ruby-base><text:ruby-text>しんたい</text:ruby-text></text:ruby></text:p>
            <text:p text:style-name="P21">寝そべって、身体を捻るストレッチ、続けている。</text:p>
            <text:list xml:id="list6555736638373868552" text:style-name="L3">
              <text:list-item>
                <text:p text:style-name="P80">身体、捻り（左右）</text:p>
              </text:list-item>
              <text:list-item>
                <text:p text:style-name="P80">片足ずつ、両手で胸へ引き上げる</text:p>
              </text:list-item>
              <text:list-item>
                <text:p text:style-name="P80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20">15</text:p>
          </table:table-cell>
          <table:table-cell table:style-name="表1.B2" office:value-type="string">
            <text:p text:style-name="P19">その他</text:p>
            <text:list xml:id="list4060786938890886832" text:style-name="L4">
              <text:list-item>
                <text:p text:style-name="P81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81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20">14</text:p>
          </table:table-cell>
          <table:table-cell table:style-name="表1.B2" office:value-type="string">
            <text:p text:style-name="P19">新しい</text:p>
            <text:list xml:id="list746497026546596823" text:style-name="L5">
              <text:list-item>
                <text:p text:style-name="P82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8"/>
      <text:p text:style-name="P12">明日</text:p>
      <text:p text:style-name="P8"/>
      <text:p text:style-name="P12">明日の、その先</text:p>
      <text:p text:style-name="P8"/>
      <text:p text:style-name="P6">[/ 20200103_071402]</text:p>
      <text:p text:style-name="P3"/>
      <text:p text:style-name="P16"/>
      <text:p text:style-name="P1"><text:soft-page-break/>------------------------------------------------------------</text:p>
      <text:p text:style-name="P6">[20200207_084511]</text:p>
      <text:list xml:id="list5723256901462072910" text:style-name="L6">
        <text:list-item>
          <text:p text:style-name="P30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20">1</text:p>
          </table:table-cell>
          <table:table-cell table:style-name="表3.B1" office:value-type="string">
            <text:p text:style-name="P19">天気</text:p>
          </table:table-cell>
          <table:table-cell table:style-name="表3.C1" office:value-type="string">
            <text:p text:style-name="P21">晴れ。雲あり</text:p>
          </table:table-cell>
        </table:table-row>
        <table:table-row>
          <table:table-cell table:style-name="表3.A2" office:value-type="float" office:value="2">
            <text:p text:style-name="P20">2</text:p>
          </table:table-cell>
          <table:table-cell table:style-name="表3.B2" office:value-type="string">
            <text:p text:style-name="P19">餌やり</text:p>
          </table:table-cell>
          <table:table-cell table:style-name="表3.C2" office:value-type="string">
            <text:list xml:id="list2636090516631634205" text:style-name="L7">
              <text:list-item>
                <text:p text:style-name="P83">ドンは来ない。クロ、来ない。</text:p>
              </text:list-item>
              <text:list-item>
                <text:p text:style-name="P83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20">3</text:p>
          </table:table-cell>
          <table:table-cell table:style-name="表3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3.C2" office:value-type="string">
            <text:p text:style-name="P21">背中と腰、変わらず。</text:p>
          </table:table-cell>
        </table:table-row>
        <table:table-row>
          <table:table-cell table:style-name="表3.A2" office:value-type="float" office:value="4">
            <text:p text:style-name="P20">4</text:p>
          </table:table-cell>
          <table:table-cell table:style-name="表3.B2" office:value-type="string">
            <text:p text:style-name="P19">思ったこと</text:p>
          </table:table-cell>
          <table:table-cell table:style-name="表3.C2" office:value-type="string">
            <text:p text:style-name="P21"/>
          </table:table-cell>
        </table:table-row>
        <table:table-row>
          <table:table-cell table:style-name="表3.A2" office:value-type="float" office:value="5">
            <text:p text:style-name="P20">5</text:p>
          </table:table-cell>
          <table:table-cell table:style-name="表3.B2" office:value-type="string">
            <text:p text:style-name="P19">出来事</text:p>
          </table:table-cell>
          <table:table-cell table:style-name="表3.C2" office:value-type="string">
            <text:p text:style-name="P21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20">6</text:p>
          </table:table-cell>
          <table:table-cell table:style-name="表3.B2" office:value-type="string">
            <text:p text:style-name="P19">止めた / 止めよう</text:p>
          </table:table-cell>
          <table:table-cell table:style-name="表3.C2" office:value-type="string">
            <text:p text:style-name="P21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20">7</text:p>
          </table:table-cell>
          <table:table-cell table:style-name="表3.B2" office:value-type="string">
            <text:p text:style-name="P19">始めた</text:p>
          </table:table-cell>
          <table:table-cell table:style-name="表3.C2" office:value-type="string">
            <text:p text:style-name="P21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22">8</text:p>
          </table:table-cell>
          <table:table-cell table:style-name="表3.B2" office:value-type="string">
            <text:p text:style-name="P19">気づいた</text:p>
          </table:table-cell>
          <table:table-cell table:style-name="表3.C2" office:value-type="string">
            <text:p text:style-name="P19"/>
          </table:table-cell>
        </table:table-row>
      </table:table>
      <text:p text:style-name="P8"/>
      <text:p text:style-name="P12">明日</text:p>
      <text:p text:style-name="P8"/>
      <text:p text:style-name="P12">明日の、その先</text:p>
      <text:p text:style-name="P8"/>
      <text:p text:style-name="P6"><text:soft-page-break/>[/ 20200207_085626]</text:p>
      <text:p text:style-name="P5"/>
      <text:p text:style-name="P16"/>
      <text:p text:style-name="P1">------------------------------------------------------------</text:p>
      <text:p text:style-name="P6">[20200209_160242]</text:p>
      <text:list xml:id="list3674710653046116854" text:style-name="L8">
        <text:list-item>
          <text:p text:style-name="P31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20">1</text:p>
          </table:table-cell>
          <table:table-cell table:style-name="表4.B1" office:value-type="string">
            <text:p text:style-name="P19">天気</text:p>
          </table:table-cell>
          <table:table-cell table:style-name="表4.C1" office:value-type="string">
            <text:p text:style-name="P21">晴れ。雲あり。</text:p>
          </table:table-cell>
        </table:table-row>
        <table:table-row>
          <table:table-cell table:style-name="表4.A2" office:value-type="float" office:value="2">
            <text:p text:style-name="P20">2</text:p>
          </table:table-cell>
          <table:table-cell table:style-name="表4.B2" office:value-type="string">
            <text:p text:style-name="P19">餌やり</text:p>
          </table:table-cell>
          <table:table-cell table:style-name="表4.C2" office:value-type="string">
            <text:p text:style-name="P21">ミケのみ。</text:p>
            <text:p text:style-name="P21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20">3</text:p>
          </table:table-cell>
          <table:table-cell table:style-name="表4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4.C2" office:value-type="string">
            <text:p text:style-name="P21">背中の痛み、変わらず。</text:p>
          </table:table-cell>
        </table:table-row>
        <table:table-row>
          <table:table-cell table:style-name="表4.A2" office:value-type="float" office:value="4">
            <text:p text:style-name="P20">4</text:p>
          </table:table-cell>
          <table:table-cell table:style-name="表4.B2" office:value-type="string">
            <text:p text:style-name="P19">思ったこと</text:p>
          </table:table-cell>
          <table:table-cell table:style-name="表4.C2" office:value-type="string">
            <text:p text:style-name="P21"/>
          </table:table-cell>
        </table:table-row>
        <table:table-row>
          <table:table-cell table:style-name="表4.A2" office:value-type="float" office:value="5">
            <text:p text:style-name="P20">5</text:p>
          </table:table-cell>
          <table:table-cell table:style-name="表4.B2" office:value-type="string">
            <text:p text:style-name="P19">出来事</text:p>
          </table:table-cell>
          <table:table-cell table:style-name="表4.C2" office:value-type="string">
            <text:p text:style-name="P21">東和、仕事の日。</text:p>
          </table:table-cell>
        </table:table-row>
        <table:table-row>
          <table:table-cell table:style-name="表4.A2" office:value-type="float" office:value="6">
            <text:p text:style-name="P20">6</text:p>
          </table:table-cell>
          <table:table-cell table:style-name="表4.B2" office:value-type="string">
            <text:p text:style-name="P19">止めた / 止めよう</text:p>
          </table:table-cell>
          <table:table-cell table:style-name="表4.C2" office:value-type="string">
            <text:list xml:id="list5933919689634361092" text:style-name="L9">
              <text:list-item>
                <text:p text:style-name="P84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84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20">7</text:p>
          </table:table-cell>
          <table:table-cell table:style-name="表4.B2" office:value-type="string">
            <text:p text:style-name="P19">始めた</text:p>
          </table:table-cell>
          <table:table-cell table:style-name="表4.C2" office:value-type="string">
            <text:p text:style-name="P21"/>
          </table:table-cell>
        </table:table-row>
        <table:table-row>
          <table:table-cell table:style-name="表4.A2" office:value-type="float" office:value="8">
            <text:p text:style-name="P22">8</text:p>
          </table:table-cell>
          <table:table-cell table:style-name="表4.B2" office:value-type="string">
            <text:p text:style-name="P19">気づいた</text:p>
          </table:table-cell>
          <table:table-cell table:style-name="表4.C2" office:value-type="string">
            <text:p text:style-name="P19"/>
          </table:table-cell>
        </table:table-row>
        <table:table-row>
          <table:table-cell table:style-name="表4.A2" office:value-type="float" office:value="9">
            <text:p text:style-name="P22">9</text:p>
          </table:table-cell>
          <table:table-cell table:style-name="表4.B2" office:value-type="string">
            <text:p text:style-name="P21">行った</text:p>
          </table:table-cell>
          <table:table-cell table:style-name="表4.C2" office:value-type="string">
            <text:p text:style-name="P21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22">10</text:p>
          </table:table-cell>
          <table:table-cell table:style-name="表4.B2" office:value-type="string">
            <text:p text:style-name="P21">その他</text:p>
          </table:table-cell>
          <table:table-cell table:style-name="表4.C2" office:value-type="string">
            <text:p text:style-name="P19"/>
          </table:table-cell>
        </table:table-row>
      </table:table>
      <text:p text:style-name="P12">明日</text:p>
      <text:p text:style-name="P8"/>
      <text:p text:style-name="P12">明日の、その先</text:p>
      <text:p text:style-name="P8"/>
      <text:p text:style-name="P6">[/ 20200209_161523]</text:p>
      <text:p text:style-name="P5"/>
      <text:p text:style-name="P16"/>
      <text:p text:style-name="P1">------------------------------------------------------------</text:p>
      <text:p text:style-name="P6">[20200210_090529]</text:p>
      <text:list xml:id="list30225123" text:continue-list="list3674710653046116854" text:style-name="L8">
        <text:list-item>
          <text:p text:style-name="P31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20">1</text:p>
          </table:table-cell>
          <table:table-cell table:style-name="表7.B1" office:value-type="string">
            <text:p text:style-name="P19">天気</text:p>
          </table:table-cell>
          <table:table-cell table:style-name="表7.C1" office:value-type="string">
            <text:p text:style-name="P21">晴れ</text:p>
          </table:table-cell>
        </table:table-row>
        <table:table-row>
          <table:table-cell table:style-name="表7.A2" office:value-type="float" office:value="2">
            <text:p text:style-name="P20">2</text:p>
          </table:table-cell>
          <table:table-cell table:style-name="表7.B2" office:value-type="string">
            <text:p text:style-name="P19">餌やり</text:p>
          </table:table-cell>
          <table:table-cell table:style-name="表7.C2" office:value-type="string">
            <text:list xml:id="list3338108238210906798" text:style-name="L10">
              <text:list-item>
                <text:p text:style-name="P85">ドン、来る。擁壁の上から、歩道そばまで、伝い歩いて来る。</text:p>
              </text:list-item>
              <text:list-item>
                <text:p text:style-name="P85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20">3</text:p>
          </table:table-cell>
          <table:table-cell table:style-name="表7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7.C2" office:value-type="string">
            <text:p text:style-name="P21"/>
          </table:table-cell>
        </table:table-row>
        <table:table-row>
          <table:table-cell table:style-name="表7.A2" office:value-type="float" office:value="4">
            <text:p text:style-name="P20">4</text:p>
          </table:table-cell>
          <table:table-cell table:style-name="表7.B2" office:value-type="string">
            <text:p text:style-name="P19">思ったこと</text:p>
          </table:table-cell>
          <table:table-cell table:style-name="表7.C2" office:value-type="string">
            <text:list xml:id="list539089250852699627" text:style-name="L11">
              <text:list-item>
                <text:p text:style-name="P86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20">5</text:p>
          </table:table-cell>
          <table:table-cell table:style-name="表7.B2" office:value-type="string">
            <text:p text:style-name="P19">出来事</text:p>
          </table:table-cell>
          <table:table-cell table:style-name="表7.C2" office:value-type="string">
            <text:p text:style-name="P21"/>
          </table:table-cell>
        </table:table-row>
        <table:table-row>
          <table:table-cell table:style-name="表7.A2" office:value-type="float" office:value="6">
            <text:p text:style-name="P20">6</text:p>
          </table:table-cell>
          <table:table-cell table:style-name="表7.B2" office:value-type="string">
            <text:p text:style-name="P19">止めた / 止めよう</text:p>
          </table:table-cell>
          <table:table-cell table:style-name="表7.C2" office:value-type="string">
            <text:list xml:id="list6678463947473037956" text:style-name="L12">
              <text:list-item>
                <text:p text:style-name="P87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20">7</text:p>
          </table:table-cell>
          <table:table-cell table:style-name="表7.B2" office:value-type="string">
            <text:p text:style-name="P19">始めた</text:p>
          </table:table-cell>
          <table:table-cell table:style-name="表7.C2" office:value-type="string">
            <text:list xml:id="list6062856510718541931" text:style-name="L13">
              <text:list-item>
                <text:p text:style-name="P88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22">8</text:p>
          </table:table-cell>
          <table:table-cell table:style-name="表7.B2" office:value-type="string">
            <text:p text:style-name="P19">気づいた</text:p>
          </table:table-cell>
          <table:table-cell table:style-name="表7.C2" office:value-type="string">
            <text:p text:style-name="P19"/>
          </table:table-cell>
        </table:table-row>
        <table:table-row>
          <table:table-cell table:style-name="表7.A2" office:value-type="float" office:value="9">
            <text:p text:style-name="P22">9</text:p>
          </table:table-cell>
          <table:table-cell table:style-name="表7.B2" office:value-type="string">
            <text:p text:style-name="P21">行った</text:p>
          </table:table-cell>
          <table:table-cell table:style-name="表7.C2" office:value-type="string">
            <text:p text:style-name="P19"/>
          </table:table-cell>
        </table:table-row>
        <table:table-row>
          <table:table-cell table:style-name="表7.A2" office:value-type="float" office:value="10">
            <text:p text:style-name="P22">10</text:p>
          </table:table-cell>
          <table:table-cell table:style-name="表7.B2" office:value-type="string">
            <text:p text:style-name="P21">その他</text:p>
          </table:table-cell>
          <table:table-cell table:style-name="表7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20200210_115719]</text:p>
      <text:p text:style-name="P16"/>
      <text:p text:style-name="P5"/>
      <text:p text:style-name="P1">------------------------------------------------------------</text:p>
      <text:p text:style-name="P6">[20200211_104414]</text:p>
      <text:list xml:id="list7783510836559303608" text:style-name="L14">
        <text:list-item>
          <text:p text:style-name="P32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20">1</text:p>
          </table:table-cell>
          <table:table-cell table:style-name="表8.B1" office:value-type="string">
            <text:p text:style-name="P19">天気</text:p>
          </table:table-cell>
          <table:table-cell table:style-name="表8.C1" office:value-type="string">
            <text:p text:style-name="P21">晴れ。</text:p>
          </table:table-cell>
        </table:table-row>
        <table:table-row>
          <table:table-cell table:style-name="表8.A2" office:value-type="float" office:value="2">
            <text:p text:style-name="P20">2</text:p>
          </table:table-cell>
          <table:table-cell table:style-name="表8.B2" office:value-type="string">
            <text:p text:style-name="P19">餌やり</text:p>
          </table:table-cell>
          <table:table-cell table:style-name="表8.C2" office:value-type="string">
            <text:list xml:id="list6353714146211789175" text:style-name="L15">
              <text:list-item>
                <text:p text:style-name="P89">ドンのみ、７時半の回には来た。</text:p>
                <text:list>
                  <text:list-item>
                    <text:p text:style-name="P89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89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89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89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89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20">3</text:p>
          </table:table-cell>
          <table:table-cell table:style-name="表8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8.C2" office:value-type="string">
            <text:p text:style-name="P21"/>
          </table:table-cell>
        </table:table-row>
        <table:table-row>
          <table:table-cell table:style-name="表8.A2" office:value-type="float" office:value="4">
            <text:p text:style-name="P20">4</text:p>
          </table:table-cell>
          <table:table-cell table:style-name="表8.B2" office:value-type="string">
            <text:p text:style-name="P19">思ったこと</text:p>
          </table:table-cell>
          <table:table-cell table:style-name="表8.C2" office:value-type="string">
            <text:p text:style-name="P21"/>
          </table:table-cell>
        </table:table-row>
        <table:table-row>
          <table:table-cell table:style-name="表8.A2" office:value-type="float" office:value="5">
            <text:p text:style-name="P20">5</text:p>
          </table:table-cell>
          <table:table-cell table:style-name="表8.B2" office:value-type="string">
            <text:p text:style-name="P19">出来事</text:p>
          </table:table-cell>
          <table:table-cell table:style-name="表8.C2" office:value-type="string">
            <text:p text:style-name="P21"/>
          </table:table-cell>
        </table:table-row>
        <table:table-row>
          <table:table-cell table:style-name="表8.A2" office:value-type="float" office:value="6">
            <text:p text:style-name="P20">6</text:p>
          </table:table-cell>
          <table:table-cell table:style-name="表8.B2" office:value-type="string">
            <text:p text:style-name="P19">止めた / 止めよう</text:p>
          </table:table-cell>
          <table:table-cell table:style-name="表8.C2" office:value-type="string">
            <text:list xml:id="list1794540180293226656" text:style-name="L16">
              <text:list-item>
                <text:p text:style-name="P90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20">7</text:p>
          </table:table-cell>
          <table:table-cell table:style-name="表8.B2" office:value-type="string">
            <text:p text:style-name="P19">始めた</text:p>
          </table:table-cell>
          <table:table-cell table:style-name="表8.C2" office:value-type="string">
            <text:list xml:id="list3742801738548452443" text:style-name="L17">
              <text:list-item>
                <text:p text:style-name="P91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22">8</text:p>
          </table:table-cell>
          <table:table-cell table:style-name="表8.B2" office:value-type="string">
            <text:p text:style-name="P19">気づいた</text:p>
          </table:table-cell>
          <table:table-cell table:style-name="表8.C2" office:value-type="string">
            <text:p text:style-name="P19"/>
          </table:table-cell>
        </table:table-row>
        <table:table-row>
          <table:table-cell table:style-name="表8.A2" office:value-type="float" office:value="9">
            <text:p text:style-name="P22">9</text:p>
          </table:table-cell>
          <table:table-cell table:style-name="表8.B2" office:value-type="string">
            <text:p text:style-name="P21">行った</text:p>
          </table:table-cell>
          <table:table-cell table:style-name="表8.C2" office:value-type="string">
            <text:list xml:id="list5324603863415239484" text:style-name="L18">
              <text:list-item>
                <text:p text:style-name="P92">散髪。４時すぎだったか。今回は、タオルを持参するのを、思い出した。道具一式を持って、下へお利用とした時。</text:p>
              </text:list-item>
              <text:list-item>
                <text:p text:style-name="P92">机上の、物の配置。変えた。ディスプレイを、真ん中に。鉛筆立てを入れてある箱は、左端へ。</text:p>
              </text:list-item>
              <text:list-item>
                <text:p text:style-name="P92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22">10</text:p>
          </table:table-cell>
          <table:table-cell table:style-name="表8.B2" office:value-type="string">
            <text:p text:style-name="P21">その他</text:p>
          </table:table-cell>
          <table:table-cell table:style-name="表8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</text:p>
      <text:p text:style-name="P5"/>
      <text:p text:style-name="P16"/>
      <text:p text:style-name="P1">------------------------------------------------------------</text:p>
      <text:p text:style-name="P6">[XXX] 20200224_070341</text:p>
      <text:list xml:id="list30222279" text:continue-list="list30225123" text:style-name="L8">
        <text:list-item>
          <text:p text:style-name="P31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20">1</text:p>
          </table:table-cell>
          <table:table-cell table:style-name="表9.B1" office:value-type="string">
            <text:p text:style-name="P19">天気</text:p>
          </table:table-cell>
          <table:table-cell table:style-name="表9.C1" office:value-type="string">
            <text:p text:style-name="P21">晴れ。雲あり。</text:p>
          </table:table-cell>
        </table:table-row>
        <table:table-row>
          <table:table-cell table:style-name="表9.A2" office:value-type="float" office:value="2">
            <text:p text:style-name="P20">2</text:p>
          </table:table-cell>
          <table:table-cell table:style-name="表9.B2" office:value-type="string">
            <text:p text:style-name="P19">餌やり</text:p>
          </table:table-cell>
          <table:table-cell table:style-name="表9.C2" office:value-type="string">
            <text:list xml:id="list8685508659872540679" text:style-name="L19">
              <text:list-item>
                <text:p text:style-name="P93">ドン。来ない</text:p>
              </text:list-item>
              <text:list-item>
                <text:p text:style-name="P93">ミケ、クロ。来る。</text:p>
              </text:list-item>
              <text:list-item>
                <text:p text:style-name="P93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20">3</text:p>
          </table:table-cell>
          <table:table-cell table:style-name="表9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9.C2" office:value-type="string">
            <text:p text:style-name="P21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20">4</text:p>
          </table:table-cell>
          <table:table-cell table:style-name="表9.B2" office:value-type="string">
            <text:p text:style-name="P19">思ったこと</text:p>
          </table:table-cell>
          <table:table-cell table:style-name="表9.C2" office:value-type="string">
            <text:list xml:id="list5587015034922417058" text:style-name="L20">
              <text:list-item>
                <text:p text:style-name="P94">ウェスト氏のアルバムからの１曲。”Journey”。音楽の意味を、知らされた。</text:p>
              </text:list-item>
              <text:list-item>
                <text:p text:style-name="P94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20">5</text:p>
          </table:table-cell>
          <table:table-cell table:style-name="表9.B2" office:value-type="string">
            <text:p text:style-name="P19">出来事</text:p>
          </table:table-cell>
          <table:table-cell table:style-name="表9.C2" office:value-type="string">
            <text:list xml:id="list2054779397504971288" text:style-name="L21">
              <text:list-item>
                <text:p text:style-name="P95">コーネル・ウェスト氏の動画を観た。同氏の音楽アルバムの曲を１つ、聴いた。</text:p>
              </text:list-item>
              <text:list-item>
                <text:p text:style-name="P95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20">6</text:p>
          </table:table-cell>
          <table:table-cell table:style-name="表9.B2" office:value-type="string">
            <text:p text:style-name="P19">止めた / 止めよう</text:p>
          </table:table-cell>
          <table:table-cell table:style-name="表9.C2" office:value-type="string">
            <text:p text:style-name="P21"/>
          </table:table-cell>
        </table:table-row>
        <table:table-row>
          <table:table-cell table:style-name="表9.A2" office:value-type="float" office:value="7">
            <text:p text:style-name="P20">7</text:p>
          </table:table-cell>
          <table:table-cell table:style-name="表9.B2" office:value-type="string">
            <text:p text:style-name="P19">始めた</text:p>
          </table:table-cell>
          <table:table-cell table:style-name="表9.C2" office:value-type="string">
            <text:p text:style-name="P21"/>
          </table:table-cell>
        </table:table-row>
        <table:table-row>
          <table:table-cell table:style-name="表9.A2" office:value-type="float" office:value="8">
            <text:p text:style-name="P22">8</text:p>
          </table:table-cell>
          <table:table-cell table:style-name="表9.B2" office:value-type="string">
            <text:p text:style-name="P19">気づいた</text:p>
          </table:table-cell>
          <table:table-cell table:style-name="表9.C2" office:value-type="string">
            <text:p text:style-name="P19"/>
          </table:table-cell>
        </table:table-row>
        <table:table-row>
          <table:table-cell table:style-name="表9.A2" office:value-type="float" office:value="9">
            <text:p text:style-name="P22">9</text:p>
          </table:table-cell>
          <table:table-cell table:style-name="表9.B2" office:value-type="string">
            <text:p text:style-name="P21">行った</text:p>
          </table:table-cell>
          <table:table-cell table:style-name="表9.C2" office:value-type="string">
            <text:list xml:id="list7698253331350547292" text:style-name="L22">
              <text:list-item>
                <text:p text:style-name="P96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22">10</text:p>
          </table:table-cell>
          <table:table-cell table:style-name="表9.B2" office:value-type="string">
            <text:p text:style-name="P21">その他</text:p>
          </table:table-cell>
          <table:table-cell table:style-name="表9.C2" office:value-type="string">
            <text:list xml:id="list780744365134469192" text:style-name="L23">
              <text:list-item>
                <text:p text:style-name="P97">本。『光合成の世界』。化学式がわかるようになった。いくつかの分子。それらの化学式を、書き写した。</text:p>
              </text:list-item>
              <text:list-item>
                <text:p text:style-name="P97">本。『大学』。読み終えたのは、一昨日か。朱子の、『章句』の箇所も、読んだ。</text:p>
              </text:list-item>
              <text:list-item>
                <text:p text:style-name="P97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12"/>
      <text:p text:style-name="P12">明日</text:p>
      <text:p text:style-name="P8"/>
      <text:p text:style-name="P12"><text:soft-page-break/>明日の、その先</text:p>
      <text:p text:style-name="P8"/>
      <text:p text:style-name="P6">[/ XXX]<text:span text:style-name="T10"> 20200224_071602</text:span></text:p>
      <text:p text:style-name="P5"/>
      <text:p text:style-name="P16"/>
      <text:p text:style-name="P1">------------------------------------------------------------</text:p>
      <text:p text:style-name="P6">[XXX] 20200226_072103</text:p>
      <text:list xml:id="list30218464" text:continue-list="list30222279" text:style-name="L8">
        <text:list-item>
          <text:p text:style-name="P31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20">1</text:p>
          </table:table-cell>
          <table:table-cell table:style-name="表10.B1" office:value-type="string">
            <text:p text:style-name="P19">天気</text:p>
          </table:table-cell>
          <table:table-cell table:style-name="表10.C1" office:value-type="string">
            <text:p text:style-name="P21">晴れ。</text:p>
          </table:table-cell>
        </table:table-row>
        <table:table-row>
          <table:table-cell table:style-name="表10.A2" office:value-type="float" office:value="2">
            <text:p text:style-name="P20">2</text:p>
          </table:table-cell>
          <table:table-cell table:style-name="表10.B2" office:value-type="string">
            <text:p text:style-name="P19">餌やり</text:p>
          </table:table-cell>
          <table:table-cell table:style-name="表10.C2" office:value-type="string">
            <text:list xml:id="list1612111922426170464" text:style-name="L24">
              <text:list-item>
                <text:p text:style-name="P98">ドンは来なかった。ミケは、また下に下ろして、腰を摩ってあげた。</text:p>
              </text:list-item>
              <text:list-item>
                <text:p text:style-name="P98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20">3</text:p>
          </table:table-cell>
          <table:table-cell table:style-name="表10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0.C2" office:value-type="string">
            <text:p text:style-name="P21"/>
          </table:table-cell>
        </table:table-row>
        <table:table-row>
          <table:table-cell table:style-name="表10.A2" office:value-type="float" office:value="4">
            <text:p text:style-name="P20">4</text:p>
          </table:table-cell>
          <table:table-cell table:style-name="表10.B2" office:value-type="string">
            <text:p text:style-name="P19">思ったこと</text:p>
          </table:table-cell>
          <table:table-cell table:style-name="表10.C2" office:value-type="string">
            <text:p text:style-name="P21"/>
          </table:table-cell>
        </table:table-row>
        <table:table-row>
          <table:table-cell table:style-name="表10.A2" office:value-type="float" office:value="5">
            <text:p text:style-name="P20">5</text:p>
          </table:table-cell>
          <table:table-cell table:style-name="表10.B2" office:value-type="string">
            <text:p text:style-name="P19">出来事</text:p>
          </table:table-cell>
          <table:table-cell table:style-name="表10.C2" office:value-type="string">
            <text:list xml:id="list6683919335333561767" text:style-name="L25">
              <text:list-item>
                <text:p text:style-name="P99">山下歯科へ。元々は、先週の木曜に行く予定だった。忘れていた。歯科から、ユジョンさんが電話をかけてきた。</text:p>
              </text:list-item>
              <text:list-item>
                <text:p text:style-name="P99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20">6</text:p>
          </table:table-cell>
          <table:table-cell table:style-name="表10.B2" office:value-type="string">
            <text:p text:style-name="P19">止めた / 止め<text:soft-page-break/>よう</text:p>
          </table:table-cell>
          <table:table-cell table:style-name="表10.C2" office:value-type="string">
            <text:p text:style-name="P21"/>
          </table:table-cell>
        </table:table-row>
        <table:table-row>
          <table:table-cell table:style-name="表10.A2" office:value-type="float" office:value="7">
            <text:p text:style-name="P20">7</text:p>
          </table:table-cell>
          <table:table-cell table:style-name="表10.B2" office:value-type="string">
            <text:p text:style-name="P19">始めた</text:p>
          </table:table-cell>
          <table:table-cell table:style-name="表10.C2" office:value-type="string">
            <text:list xml:id="list357107080727587435" text:style-name="L26">
              <text:list-item>
                <text:p text:style-name="P100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22">8</text:p>
          </table:table-cell>
          <table:table-cell table:style-name="表10.B2" office:value-type="string">
            <text:p text:style-name="P19">気づいた</text:p>
          </table:table-cell>
          <table:table-cell table:style-name="表10.C2" office:value-type="string">
            <text:p text:style-name="P19"/>
          </table:table-cell>
        </table:table-row>
        <table:table-row>
          <table:table-cell table:style-name="表10.A2" office:value-type="float" office:value="9">
            <text:p text:style-name="P22">9</text:p>
          </table:table-cell>
          <table:table-cell table:style-name="表10.B2" office:value-type="string">
            <text:p text:style-name="P21">行った</text:p>
          </table:table-cell>
          <table:table-cell table:style-name="表10.C2" office:value-type="string">
            <text:p text:style-name="P19"/>
          </table:table-cell>
        </table:table-row>
        <table:table-row>
          <table:table-cell table:style-name="表10.A2" office:value-type="float" office:value="10">
            <text:p text:style-name="P22">10</text:p>
          </table:table-cell>
          <table:table-cell table:style-name="表10.B2" office:value-type="string">
            <text:p text:style-name="P21">その他</text:p>
          </table:table-cell>
          <table:table-cell table:style-name="表10.C2" office:value-type="string">
            <text:list xml:id="list6354978399873789407" text:style-name="L27">
              <text:list-item>
                <text:p text:style-name="P101"><office:annotation office:name="__Annotation__1352_1244671686"><dc:creator>iwabuchi ken</dc:creator><dc:date>2020-02-26T07:28:41.89</dc:date><text:p text:style-name="P152"><text:span text:style-name="T15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101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101">自転車 자전거 に加えて、スクーターなど、２輪自動車も、駐輪できる。</text:p>
                  </text:list-item>
                  <text:list-item>
                    <text:p text:style-name="P101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226_073827</text:p>
      <text:p text:style-name="P5"/>
      <text:p text:style-name="P16"/>
      <text:p text:style-name="P1">------------------------------------------------------------</text:p>
      <text:p text:style-name="P6"><text:soft-page-break/>[XXX] 20200305_071734</text:p>
      <text:list xml:id="list30207384" text:continue-list="list30218464" text:style-name="L8">
        <text:list-item>
          <text:p text:style-name="P31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20">1</text:p>
          </table:table-cell>
          <table:table-cell table:style-name="表11.B1" office:value-type="string">
            <text:p text:style-name="P19">天気</text:p>
          </table:table-cell>
          <table:table-cell table:style-name="表11.C1" office:value-type="string">
            <text:p text:style-name="P21">晴れ。</text:p>
          </table:table-cell>
        </table:table-row>
        <table:table-row>
          <table:table-cell table:style-name="表11.A2" office:value-type="float" office:value="2">
            <text:p text:style-name="P20">2</text:p>
          </table:table-cell>
          <table:table-cell table:style-name="表11.B2" office:value-type="string">
            <text:p text:style-name="P19">餌やり</text:p>
          </table:table-cell>
          <table:table-cell table:style-name="表11.C2" office:value-type="string">
            <text:list xml:id="list8087841827978297387" text:style-name="L28">
              <text:list-item>
                <text:p text:style-name="P102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102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102">ミケは、１週間ぐらい前からか、地面に下ろして、腰を摩って上げている。</text:p>
                <text:list>
                  <text:list-item>
                    <text:p text:style-name="P102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20">7</text:p>
          </table:table-cell>
          <table:table-cell table:style-name="表11.B2" office:value-type="string">
            <text:p text:style-name="P19">始めた</text:p>
          </table:table-cell>
          <table:table-cell table:style-name="表11.C2" office:value-type="string">
            <text:list xml:id="list6665459051023957414" text:style-name="L29">
              <text:list-item>
                <text:p text:style-name="P103">腰に当てるクッション</text:p>
                <text:list>
                  <text:list-item>
                    <text:p text:style-name="P103">昨日の夜、クッションを布団に入れて、腰に当てて、寝た。</text:p>
                  </text:list-item>
                  <text:list-item>
                    <text:p text:style-name="P103">クッションは、以前に、防災頭巾として自作したもの。タンスの中に入れていた。</text:p>
                  </text:list-item>
                  <text:list-item>
                    <text:p text:style-name="P103">もちろん、寝ていると、身体を動かすものだから、クッションから、腰はずれる。それはそれ。</text:p>
                  </text:list-item>
                  <text:list-item>
                    <text:p text:style-name="P103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103">目薬。</text:p>
                <text:list>
                  <text:list-item>
                    <text:p text:style-name="P103">クリエイトで、目薬を買った。３月２<text:soft-page-break/>日。（そのように、ボトルに書いてある）</text:p>
                  </text:list-item>
                  <text:list-item>
                    <text:p text:style-name="P103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103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22">10</text:p>
          </table:table-cell>
          <table:table-cell table:style-name="表11.B2" office:value-type="string">
            <text:p text:style-name="P21">その他</text:p>
          </table:table-cell>
          <table:table-cell table:style-name="表11.C2" office:value-type="string">
            <text:list xml:id="list2038560403923656661" text:style-name="L30">
              <text:list-item>
                <text:p text:style-name="P104">洗面のとき。</text:p>
                <text:list>
                  <text:list-item>
                    <text:p text:style-name="P104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104">それから、口のゆすぎに移る。</text:p>
                  </text:list-item>
                  <text:list-item>
                    <text:p text:style-name="P104">このようにして、お湯のボタンを切り忘れることを、予防する。</text:p>
                  </text:list-item>
                  <text:list-item>
                    <text:p text:style-name="P104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104">飲み物作り。紅茶。</text:p>
                <text:list>
                  <text:list-item>
                    <text:p text:style-name="P104">以前は、やかんを使っていた。一度に、ペットボトル、２本。</text:p>
                  </text:list-item>
                  <text:list-item>
                    <text:p text:style-name="P104">１ヶ月ぐらい前からか、両手鍋を使っている。そうめんを茹でたりするのに使っているもの。</text:p>
                  </text:list-item>
                  <text:list-item>
                    <text:p text:style-name="P104">この鍋を使うと、一度に、ペット３本分ぐらいを、作れる。</text:p>
                  </text:list-item>
                </text:list>
              </text:list-item>
              <text:list-item>
                <text:p text:style-name="P104">山下歯科</text:p>
                <text:list>
                  <text:list-item>
                    <text:p text:style-name="P104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104">翌週の火曜、２５日に、改めて、予約を入れてもらった。</text:p>
                  </text:list-item>
                </text:list>
              </text:list-item>
              <text:list-item>
                <text:p text:style-name="P104">山下歯科。もう一つ、初めてのこと。</text:p>
                <text:list>
                  <text:list-item>
                    <text:p text:style-name="P104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104">鳥の声のビデオ。</text:p>
                <text:list>
                  <text:list-item>
                    <text:p text:style-name="P104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<text:span text:style-name="T10"> 20200305_073754</text:span></text:p>
      <text:p text:style-name="P5"/>
      <text:p text:style-name="P16"/>
      <text:p text:style-name="P5"/>
      <text:p text:style-name="P1">------------------------------------------------------------</text:p>
      <text:p text:style-name="P6">[XXX] 20200308_073104</text:p>
      <text:list xml:id="list3268160358352637698" text:style-name="L31">
        <text:list-item>
          <text:p text:style-name="P33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20">1</text:p>
          </table:table-cell>
          <table:table-cell table:style-name="表12.B1" office:value-type="string">
            <text:p text:style-name="P19">天気</text:p>
          </table:table-cell>
          <table:table-cell table:style-name="表12.C1" office:value-type="string">
            <text:p text:style-name="P21">晴れ</text:p>
          </table:table-cell>
        </table:table-row>
        <text:soft-page-break/>
        <table:table-row>
          <table:table-cell table:style-name="表12.A2" office:value-type="float" office:value="2">
            <text:p text:style-name="P20">2</text:p>
          </table:table-cell>
          <table:table-cell table:style-name="表12.B2" office:value-type="string">
            <text:p text:style-name="P19">餌やり</text:p>
          </table:table-cell>
          <table:table-cell table:style-name="表12.C2" office:value-type="string">
            <text:list xml:id="list4598426540529545772" text:style-name="L32">
              <text:list-item>
                <text:p text:style-name="P105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105">ミケだけが来る。下に降ろす。腰さすり。しばらくしてから、壁に上げる。ペースト。そして、固形。</text:p>
              </text:list-item>
              <text:list-item>
                <text:p text:style-name="P105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105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20">3</text:p>
          </table:table-cell>
          <table:table-cell table:style-name="表12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2.C2" office:value-type="string">
            <text:list xml:id="list6427537742415131861" text:style-name="L33">
              <text:list-item>
                <text:p text:style-name="P106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20">4</text:p>
          </table:table-cell>
          <table:table-cell table:style-name="表12.B2" office:value-type="string">
            <text:p text:style-name="P19">思ったこと</text:p>
          </table:table-cell>
          <table:table-cell table:style-name="表12.C2" office:value-type="string">
            <text:p text:style-name="P21"/>
          </table:table-cell>
        </table:table-row>
        <table:table-row>
          <table:table-cell table:style-name="表12.A2" office:value-type="float" office:value="5">
            <text:p text:style-name="P20">5</text:p>
          </table:table-cell>
          <table:table-cell table:style-name="表12.B2" office:value-type="string">
            <text:p text:style-name="P19">出来事</text:p>
          </table:table-cell>
          <table:table-cell table:style-name="表12.C2" office:value-type="string">
            <text:p text:style-name="P21"/>
          </table:table-cell>
        </table:table-row>
        <table:table-row>
          <table:table-cell table:style-name="表12.A2" office:value-type="float" office:value="6">
            <text:p text:style-name="P20">6</text:p>
          </table:table-cell>
          <table:table-cell table:style-name="表12.B2" office:value-type="string">
            <text:p text:style-name="P19">止めた / 止めよう</text:p>
          </table:table-cell>
          <table:table-cell table:style-name="表12.C2" office:value-type="string">
            <text:p text:style-name="P21"/>
          </table:table-cell>
        </table:table-row>
        <table:table-row>
          <table:table-cell table:style-name="表12.A2" office:value-type="float" office:value="7">
            <text:p text:style-name="P20">7</text:p>
          </table:table-cell>
          <table:table-cell table:style-name="表12.B2" office:value-type="string">
            <text:p text:style-name="P19">始めた</text:p>
          </table:table-cell>
          <table:table-cell table:style-name="表12.C2" office:value-type="string">
            <text:p text:style-name="P21"/>
          </table:table-cell>
        </table:table-row>
        <table:table-row>
          <table:table-cell table:style-name="表12.A2" office:value-type="float" office:value="8">
            <text:p text:style-name="P22">8</text:p>
          </table:table-cell>
          <table:table-cell table:style-name="表12.B2" office:value-type="string">
            <text:p text:style-name="P19">気づいた</text:p>
          </table:table-cell>
          <table:table-cell table:style-name="表12.C2" office:value-type="string">
            <text:p text:style-name="P19"/>
          </table:table-cell>
        </table:table-row>
        <table:table-row>
          <table:table-cell table:style-name="表12.A2" office:value-type="float" office:value="9">
            <text:p text:style-name="P22">9</text:p>
          </table:table-cell>
          <table:table-cell table:style-name="表12.B2" office:value-type="string">
            <text:p text:style-name="P21">行った</text:p>
          </table:table-cell>
          <table:table-cell table:style-name="表12.C2" office:value-type="string">
            <text:list xml:id="list5874251444133180727" text:style-name="L34">
              <text:list-item>
                <text:p text:style-name="P107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107"><text:soft-page-break/>ももひき。繕いを行う。５８分、使う。</text:p>
              </text:list-item>
              <text:list-item>
                <text:p text:style-name="P107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22">10</text:p>
          </table:table-cell>
          <table:table-cell table:style-name="表12.B2" office:value-type="string">
            <text:p text:style-name="P21">その他</text:p>
          </table:table-cell>
          <table:table-cell table:style-name="表12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308_075158</text:p>
      <text:p text:style-name="P5"/>
      <text:p text:style-name="P16"/>
      <text:p text:style-name="P1">------------------------------------------------------------</text:p>
      <text:p text:style-name="P6">[XXX] 20200309_074427</text:p>
      <text:list xml:id="list2578652930774963369" text:style-name="L35">
        <text:list-item>
          <text:p text:style-name="P34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20">1</text:p>
          </table:table-cell>
          <table:table-cell table:style-name="表13.B1" office:value-type="string">
            <text:p text:style-name="P19">天気</text:p>
          </table:table-cell>
          <table:table-cell table:style-name="表13.C1" office:value-type="string">
            <text:p text:style-name="P21">晴れ</text:p>
          </table:table-cell>
        </table:table-row>
        <table:table-row>
          <table:table-cell table:style-name="表13.A2" office:value-type="float" office:value="2">
            <text:p text:style-name="P20">2</text:p>
          </table:table-cell>
          <table:table-cell table:style-name="表13.B2" office:value-type="string">
            <text:p text:style-name="P19">餌やり</text:p>
          </table:table-cell>
          <table:table-cell table:style-name="表13.C2" office:value-type="string">
            <text:list xml:id="list4810487849309957990" text:style-name="L36">
              <text:list-item>
                <text:p text:style-name="P108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20">3</text:p>
          </table:table-cell>
          <table:table-cell table:style-name="表13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3.C2" office:value-type="string">
            <text:list xml:id="list3451157710932209309" text:style-name="L37">
              <text:list-item>
                <text:p text:style-name="P109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20">4</text:p>
          </table:table-cell>
          <table:table-cell table:style-name="表13.B2" office:value-type="string">
            <text:p text:style-name="P19">思ったこと</text:p>
          </table:table-cell>
          <table:table-cell table:style-name="表13.C2" office:value-type="string">
            <text:p text:style-name="P21"/>
          </table:table-cell>
        </table:table-row>
        <text:soft-page-break/>
        <table:table-row>
          <table:table-cell table:style-name="表13.A2" office:value-type="float" office:value="5">
            <text:p text:style-name="P20">5</text:p>
          </table:table-cell>
          <table:table-cell table:style-name="表13.B2" office:value-type="string">
            <text:p text:style-name="P19">出来事</text:p>
          </table:table-cell>
          <table:table-cell table:style-name="表13.C2" office:value-type="string">
            <text:list xml:id="list4825993280059167356" text:style-name="L38">
              <text:list-item>
                <text:p text:style-name="P110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20">6</text:p>
          </table:table-cell>
          <table:table-cell table:style-name="表13.B2" office:value-type="string">
            <text:p text:style-name="P19">止めた / 止めよう</text:p>
          </table:table-cell>
          <table:table-cell table:style-name="表13.C2" office:value-type="string">
            <text:p text:style-name="P21"/>
          </table:table-cell>
        </table:table-row>
        <table:table-row>
          <table:table-cell table:style-name="表13.A2" office:value-type="float" office:value="7">
            <text:p text:style-name="P20">7</text:p>
          </table:table-cell>
          <table:table-cell table:style-name="表13.B2" office:value-type="string">
            <text:p text:style-name="P19">始めた</text:p>
          </table:table-cell>
          <table:table-cell table:style-name="表13.C2" office:value-type="string">
            <text:p text:style-name="P21"/>
          </table:table-cell>
        </table:table-row>
        <table:table-row>
          <table:table-cell table:style-name="表13.A2" office:value-type="float" office:value="8">
            <text:p text:style-name="P22">8</text:p>
          </table:table-cell>
          <table:table-cell table:style-name="表13.B2" office:value-type="string">
            <text:p text:style-name="P19">気づいた</text:p>
          </table:table-cell>
          <table:table-cell table:style-name="表13.C2" office:value-type="string">
            <text:p text:style-name="P19"/>
          </table:table-cell>
        </table:table-row>
        <table:table-row>
          <table:table-cell table:style-name="表13.A2" office:value-type="float" office:value="9">
            <text:p text:style-name="P22">9</text:p>
          </table:table-cell>
          <table:table-cell table:style-name="表13.B2" office:value-type="string">
            <text:p text:style-name="P21">行った</text:p>
          </table:table-cell>
          <table:table-cell table:style-name="表13.C2" office:value-type="string">
            <text:list xml:id="list4505748857573921008" text:style-name="L39">
              <text:list-item>
                <text:p text:style-name="P111">『人工光合成』。</text:p>
                <text:list>
                  <text:list-item>
                    <text:p text:style-name="P111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111">ポル<text:span text:style-name="T11">フィン</text:span>と、ポル<text:span text:style-name="T11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111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111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22">10</text:p>
          </table:table-cell>
          <table:table-cell table:style-name="表13.B2" office:value-type="string">
            <text:p text:style-name="P21">その他</text:p>
          </table:table-cell>
          <table:table-cell table:style-name="表13.C2" office:value-type="string">
            <text:list xml:id="list4231260573223318094" text:style-name="L40">
              <text:list-item>
                <text:p text:style-name="P112">マンデルさんの本。昨日は読んでいない。これまでに、読み活動の中で知り得たことは：</text:p>
                <text:list>
                  <text:list-item>
                    <text:p text:style-name="P112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112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309_083040</text:p>
      <text:p text:style-name="P5"/>
      <text:p text:style-name="P16"><text:soft-page-break/></text:p>
      <text:p text:style-name="P5"/>
      <text:p text:style-name="P1">------------------------------------------------------------</text:p>
      <text:p text:style-name="P6">[XXX] 20200310_074031</text:p>
      <text:list xml:id="list30208498" text:continue-list="list2578652930774963369" text:style-name="L35">
        <text:list-item>
          <text:p text:style-name="P34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20">1</text:p>
          </table:table-cell>
          <table:table-cell table:style-name="表14.B1" office:value-type="string">
            <text:p text:style-name="P19">天気</text:p>
          </table:table-cell>
          <table:table-cell table:style-name="表14.C1" office:value-type="string">
            <text:p text:style-name="P21">晴れ。</text:p>
          </table:table-cell>
        </table:table-row>
        <table:table-row>
          <table:table-cell table:style-name="表14.A2" office:value-type="float" office:value="2">
            <text:p text:style-name="P20">2</text:p>
          </table:table-cell>
          <table:table-cell table:style-name="表14.B2" office:value-type="string">
            <text:p text:style-name="P19">餌やり</text:p>
          </table:table-cell>
          <table:table-cell table:style-name="表14.C2" office:value-type="string">
            <text:list xml:id="list6542154237309214167" text:style-name="L41">
              <text:list-item>
                <text:p text:style-name="P113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113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113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20">3</text:p>
          </table:table-cell>
          <table:table-cell table:style-name="表14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4.C2" office:value-type="string">
            <text:p text:style-name="P21"/>
          </table:table-cell>
        </table:table-row>
        <table:table-row>
          <table:table-cell table:style-name="表14.A2" office:value-type="float" office:value="4">
            <text:p text:style-name="P20">4</text:p>
          </table:table-cell>
          <table:table-cell table:style-name="表14.B2" office:value-type="string">
            <text:p text:style-name="P19">思ったこと</text:p>
          </table:table-cell>
          <table:table-cell table:style-name="表14.C2" office:value-type="string">
            <text:p text:style-name="P21"/>
          </table:table-cell>
        </table:table-row>
        <table:table-row>
          <table:table-cell table:style-name="表14.A2" office:value-type="float" office:value="5">
            <text:p text:style-name="P20">5</text:p>
          </table:table-cell>
          <table:table-cell table:style-name="表14.B2" office:value-type="string">
            <text:p text:style-name="P19">出来事</text:p>
          </table:table-cell>
          <table:table-cell table:style-name="表14.C2" office:value-type="string">
            <text:p text:style-name="P21"/>
          </table:table-cell>
        </table:table-row>
        <table:table-row>
          <table:table-cell table:style-name="表14.A2" office:value-type="float" office:value="6">
            <text:p text:style-name="P20">6</text:p>
          </table:table-cell>
          <table:table-cell table:style-name="表14.B2" office:value-type="string">
            <text:p text:style-name="P19">止めた / 止め<text:soft-page-break/>よう</text:p>
          </table:table-cell>
          <table:table-cell table:style-name="表14.C2" office:value-type="string">
            <text:list xml:id="list7586130661683782375" text:style-name="L42">
              <text:list-item>
                <text:p text:style-name="P114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20">7</text:p>
          </table:table-cell>
          <table:table-cell table:style-name="表14.B2" office:value-type="string">
            <text:p text:style-name="P19">始めた</text:p>
          </table:table-cell>
          <table:table-cell table:style-name="表14.C2" office:value-type="string">
            <text:p text:style-name="P21"/>
          </table:table-cell>
        </table:table-row>
        <table:table-row>
          <table:table-cell table:style-name="表14.A2" office:value-type="float" office:value="8">
            <text:p text:style-name="P22">8</text:p>
          </table:table-cell>
          <table:table-cell table:style-name="表14.B2" office:value-type="string">
            <text:p text:style-name="P19">気づいた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9">
            <text:p text:style-name="P22">9</text:p>
          </table:table-cell>
          <table:table-cell table:style-name="表14.B2" office:value-type="string">
            <text:p text:style-name="P21">行った</text:p>
          </table:table-cell>
          <table:table-cell table:style-name="表14.C2" office:value-type="string">
            <text:p text:style-name="P19"/>
          </table:table-cell>
        </table:table-row>
        <table:table-row>
          <table:table-cell table:style-name="表14.A2" office:value-type="float" office:value="10">
            <text:p text:style-name="P22">10</text:p>
          </table:table-cell>
          <table:table-cell table:style-name="表14.B2" office:value-type="string">
            <text:p text:style-name="P21">その他</text:p>
          </table:table-cell>
          <table:table-cell table:style-name="表14.C2" office:value-type="string">
            <text:list xml:id="list7966946414628590554" text:style-name="L43">
              <text:list-item>
                <text:p text:style-name="P115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115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115">それらのラベルをsortする。対象は、３日間のデータ群。</text:p>
                  </text:list-item>
                  <text:list-item>
                    <text:p text:style-name="P115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12"/>
      <text:p text:style-name="P12"><text:soft-page-break/>明日</text:p>
      <text:p text:style-name="P8"/>
      <text:p text:style-name="P12">明日の、その先</text:p>
      <text:p text:style-name="P8"/>
      <text:p text:style-name="P6">[/ XXX] 20200310_075826</text:p>
      <text:p text:style-name="P5"/>
      <text:p text:style-name="P16"/>
      <text:p text:style-name="P5"/>
      <text:p text:style-name="P1">------------------------------------------------------------</text:p>
      <text:p text:style-name="P6">[XXX] 20200325_142352</text:p>
      <text:list xml:id="list30223918" text:continue-list="list30208498" text:style-name="L35">
        <text:list-item>
          <text:p text:style-name="P34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20">1</text:p>
          </table:table-cell>
          <table:table-cell table:style-name="表15.B1" office:value-type="string">
            <text:p text:style-name="P19">天気</text:p>
          </table:table-cell>
          <table:table-cell table:style-name="表15.C1" office:value-type="string">
            <text:p text:style-name="P21">晴れ。</text:p>
          </table:table-cell>
        </table:table-row>
        <table:table-row>
          <table:table-cell table:style-name="表15.A2" office:value-type="float" office:value="2">
            <text:p text:style-name="P20">2</text:p>
          </table:table-cell>
          <table:table-cell table:style-name="表15.B2" office:value-type="string">
            <text:p text:style-name="P19">餌やり</text:p>
          </table:table-cell>
          <table:table-cell table:style-name="表15.C2" office:value-type="string">
            <text:list xml:id="list2429925435753433650" text:style-name="L44">
              <text:list-item>
                <text:p text:style-name="P116">三匹とも、来る。</text:p>
              </text:list-item>
              <text:list-item>
                <text:p text:style-name="P116">ミケとクロは、南の角へ行って、呼びかけたら、出てきた。</text:p>
              </text:list-item>
              <text:list-item>
                <text:p text:style-name="P116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116">ミケたちの相手を済ませ、戻る。小屋の裏。もういなかった。</text:p>
                  </text:list-item>
                </text:list>
              </text:list-item>
              <text:list-item>
                <text:p text:style-name="P116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20">3</text:p>
          </table:table-cell>
          <table:table-cell table:style-name="表15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5.C2" office:value-type="string">
            <text:list xml:id="list2475524392780992406" text:style-name="L45">
              <text:list-item>
                <text:p text:style-name="P117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20">4</text:p>
          </table:table-cell>
          <table:table-cell table:style-name="表15.B2" office:value-type="string">
            <text:p text:style-name="P19">思ったこと</text:p>
          </table:table-cell>
          <table:table-cell table:style-name="表15.C2" office:value-type="string">
            <text:p text:style-name="P21"/>
          </table:table-cell>
        </table:table-row>
        <table:table-row>
          <table:table-cell table:style-name="表15.A2" office:value-type="float" office:value="5">
            <text:p text:style-name="P20">5</text:p>
          </table:table-cell>
          <table:table-cell table:style-name="表15.B2" office:value-type="string">
            <text:p text:style-name="P19">出来事</text:p>
          </table:table-cell>
          <table:table-cell table:style-name="表15.C2" office:value-type="string">
            <text:list xml:id="list4063460982724342666" text:style-name="L46">
              <text:list-item>
                <text:p text:style-name="P118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118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20">6</text:p>
          </table:table-cell>
          <table:table-cell table:style-name="表15.B2" office:value-type="string">
            <text:p text:style-name="P19">止めた / 止めよう</text:p>
          </table:table-cell>
          <table:table-cell table:style-name="表15.C2" office:value-type="string">
            <text:p text:style-name="P21"/>
          </table:table-cell>
        </table:table-row>
        <table:table-row>
          <table:table-cell table:style-name="表15.A2" office:value-type="float" office:value="7">
            <text:p text:style-name="P20">7</text:p>
          </table:table-cell>
          <table:table-cell table:style-name="表15.B2" office:value-type="string">
            <text:p text:style-name="P19">始めた</text:p>
          </table:table-cell>
          <table:table-cell table:style-name="表15.C2" office:value-type="string">
            <text:list xml:id="list4967113738922817200" text:style-name="L47">
              <text:list-item>
                <text:p text:style-name="P119">１時半頃か、ギターの演奏を始める。昼の時間帯に行うのは、初めてか、２度目。以前、キーボードを、昼、夕方の２度、一日の中で行ったことがあるのを思い出す。</text:p>
              </text:list-item>
              <text:list-item>
                <text:p text:style-name="P119">ギター。「オープンD」のチューニングに変える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22">8</text:p>
          </table:table-cell>
          <table:table-cell table:style-name="表15.B2" office:value-type="string">
            <text:p text:style-name="P19">気づいた</text:p>
          </table:table-cell>
          <table:table-cell table:style-name="表15.C2" office:value-type="string">
            <text:p text:style-name="P19"/>
          </table:table-cell>
        </table:table-row>
        <table:table-row>
          <table:table-cell table:style-name="表15.A2" office:value-type="float" office:value="9">
            <text:p text:style-name="P22">9</text:p>
          </table:table-cell>
          <table:table-cell table:style-name="表15.B2" office:value-type="string">
            <text:p text:style-name="P21">行った</text:p>
          </table:table-cell>
          <table:table-cell table:style-name="表15.C2" office:value-type="string">
            <text:p text:style-name="P19"/>
          </table:table-cell>
        </table:table-row>
        <table:table-row>
          <table:table-cell table:style-name="表15.A2" office:value-type="float" office:value="10">
            <text:p text:style-name="P22">10</text:p>
          </table:table-cell>
          <table:table-cell table:style-name="表15.B2" office:value-type="string">
            <text:p text:style-name="P21">その他</text:p>
          </table:table-cell>
          <table:table-cell table:style-name="表15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325_143345</text:p>
      <text:p text:style-name="P5"><text:soft-page-break/></text:p>
      <text:p text:style-name="P16"/>
      <text:p text:style-name="P5"/>
      <text:p text:style-name="P1">------------------------------------------------------------</text:p>
      <text:p text:style-name="P6">[XXX] 20200326_082051</text:p>
      <text:list xml:id="list8604240746742756165" text:style-name="L48">
        <text:list-item>
          <text:p text:style-name="P35">03/25 w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20">1</text:p>
          </table:table-cell>
          <table:table-cell table:style-name="表16.B1" office:value-type="string">
            <text:p text:style-name="P19">天気</text:p>
          </table:table-cell>
          <table:table-cell table:style-name="表16.C1" office:value-type="string">
            <text:p text:style-name="P21">晴れ。</text:p>
          </table:table-cell>
        </table:table-row>
        <table:table-row>
          <table:table-cell table:style-name="表16.A2" office:value-type="float" office:value="2">
            <text:p text:style-name="P20">2</text:p>
          </table:table-cell>
          <table:table-cell table:style-name="表16.B2" office:value-type="string">
            <text:p text:style-name="P19">餌やり</text:p>
          </table:table-cell>
          <table:table-cell table:style-name="表16.C2" office:value-type="string">
            <text:list xml:id="list5273831219901870528" text:style-name="L49">
              <text:list-item>
                <text:p text:style-name="P120">ドン。来ない。</text:p>
              </text:list-item>
              <text:list-item>
                <text:p text:style-name="P120">リュウが来た。前回と同じく、擁壁の上の、プールの基盤に付けられている柵。そのすぐ内側に、座っている。</text:p>
                <text:list>
                  <text:list-item>
                    <text:p text:style-name="P120">私は、擁壁の上に這い上がる。ペーストの口を切り開ける。柵の網目の間に、ペーストの口を差し入れる。予め、口から幾分か、ペースト自体を押し出しておく。</text:p>
                  </text:list-item>
                  <text:list-item>
                    <text:p text:style-name="P120">以前は、そのように差し出すと、リュウは、「ハッ、ハッ」と息をしながら、ガッと齧り付き、そして顔をすぐに袋から戻した。今回は、食らいつく際に、急ぐ風ではない。</text:p>
                  </text:list-item>
                  <text:list-item>
                    <text:p text:style-name="P120">袋全体の、３分の１ぐらいを、その場ではあげる。</text:p>
                  </text:list-item>
                </text:list>
              </text:list-item>
              <text:list-item>
                <text:p text:style-name="P120">ミケ、クロは来る。擁壁に着くと、ミケだけがいる。フェンスに取り付けられている、仕切り用の、１枚のフェンス。基盤用のフェンスから、ニョキっと直角に飛び出している。この１枚フェンスの脇にいる。私が近づくと、そろそろと這い出てくる。不審に思う。目を移すと、上記のとおり、フェンスの内側に、リュウがいる。</text:p>
              </text:list-item>
              <text:list-item>
                <text:p text:style-name="P120"><text:soft-page-break/>クロは、ミケにペーストをあげたあと、南側に行った時に、やってきたか。</text:p>
              </text:list-item>
            </text:list>
          </table:table-cell>
        </table:table-row>
        <table:table-row>
          <table:table-cell table:style-name="表16.A2" office:value-type="float" office:value="3">
            <text:p text:style-name="P20">3</text:p>
          </table:table-cell>
          <table:table-cell table:style-name="表16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6.C2" office:value-type="string">
            <text:p text:style-name="P21"/>
          </table:table-cell>
        </table:table-row>
        <table:table-row>
          <table:table-cell table:style-name="表16.A2" office:value-type="float" office:value="4">
            <text:p text:style-name="P20">4</text:p>
          </table:table-cell>
          <table:table-cell table:style-name="表16.B2" office:value-type="string">
            <text:p text:style-name="P19">思ったこと</text:p>
          </table:table-cell>
          <table:table-cell table:style-name="表16.C2" office:value-type="string">
            <text:p text:style-name="P21"/>
          </table:table-cell>
        </table:table-row>
        <table:table-row>
          <table:table-cell table:style-name="表16.A2" office:value-type="float" office:value="5">
            <text:p text:style-name="P20">5</text:p>
          </table:table-cell>
          <table:table-cell table:style-name="表16.B2" office:value-type="string">
            <text:p text:style-name="P19">出来事</text:p>
          </table:table-cell>
          <table:table-cell table:style-name="表16.C2" office:value-type="string">
            <text:p text:style-name="P21"/>
          </table:table-cell>
        </table:table-row>
        <table:table-row>
          <table:table-cell table:style-name="表16.A2" office:value-type="float" office:value="6">
            <text:p text:style-name="P20">6</text:p>
          </table:table-cell>
          <table:table-cell table:style-name="表16.B2" office:value-type="string">
            <text:p text:style-name="P19">止めた / 止めよう</text:p>
          </table:table-cell>
          <table:table-cell table:style-name="表16.C2" office:value-type="string">
            <text:p text:style-name="P21"/>
          </table:table-cell>
        </table:table-row>
        <table:table-row>
          <table:table-cell table:style-name="表16.A2" office:value-type="float" office:value="7">
            <text:p text:style-name="P20">7</text:p>
          </table:table-cell>
          <table:table-cell table:style-name="表16.B2" office:value-type="string">
            <text:p text:style-name="P19">始めた</text:p>
          </table:table-cell>
          <table:table-cell table:style-name="表16.C2" office:value-type="string">
            <text:list xml:id="list6429026496076498234" text:style-name="L50">
              <text:list-item>
                <text:p text:style-name="P121">Cakeの入力。机の上に、ダンボールを置く。その上に、キーボードを載せる。そして、自分は立ったまま。こういう姿勢で、入力を続けた。</text:p>
              </text:list-item>
              <text:list-item>
                <text:p text:style-name="P121">風呂に入るとき、目を、塩水で洗った</text:p>
                <text:list>
                  <text:list-item>
                    <text:p text:style-name="P121">週に１度は、タオルに塩をつけての洗いをしようと、思い立った。その際に、塩洗いの前か、細川氏のビデオに出演されている、整体の先生、その人が、塩で、身体だけでなく、目も洗っている、と言っていたのを思い出す。そこで、この際に、やってみようと思い立つ。</text:p>
                  </text:list-item>
                  <text:list-item>
                    <text:p text:style-name="P121">ステップ：まず、塩を、カップからつまみ出す。左手だった。そして、右手の手のひらを上に向ける。いくぶん、ひらを凹ませる。そこへ、つまんだ塩を、載せる。次に、左手で、湯船からお湯を掬う。続いて、そのお湯を、右手のひらへ、流し落とす。右手のくぼみに、いまは用意された、塩とお湯。それらを、左の指で、混ぜ合わせる。塩を溶かす。</text:p>
                    <text:list>
                      <text:list-item>
                        <text:p text:style-name="P121">そして、右手は凹ませたまま、昨日は、右目を、開いたまま、顔を俯けて、そのくぼみに、浸<text:soft-page-break/>す。目は、開いたまま。</text:p>
                      </text:list-item>
                      <text:list-item>
                        <text:p text:style-name="P121">目を、塩水から出す。続いて、右目を濯ごうとした。しかし、そんなに沁みる、ではない。そこで、ゆすがず、そのままで、目洗いを終えた。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22">8</text:p>
          </table:table-cell>
          <table:table-cell table:style-name="表16.B2" office:value-type="string">
            <text:p text:style-name="P19">気づいた</text:p>
          </table:table-cell>
          <table:table-cell table:style-name="表16.C2" office:value-type="string">
            <text:p text:style-name="P19"/>
          </table:table-cell>
        </table:table-row>
        <table:table-row>
          <table:table-cell table:style-name="表16.A2" office:value-type="float" office:value="9">
            <text:p text:style-name="P22">9</text:p>
          </table:table-cell>
          <table:table-cell table:style-name="表16.B2" office:value-type="string">
            <text:p text:style-name="P21">行った</text:p>
          </table:table-cell>
          <table:table-cell table:style-name="表16.C2" office:value-type="string">
            <text:list xml:id="list6241042639243753703" text:style-name="L51">
              <text:list-item>
                <text:p text:style-name="P122">CO2の調べ。行わなかった。</text:p>
              </text:list-item>
              <text:list-item>
                <text:p text:style-name="P122">楽器。夕方４時すぎ、ギター。夜に入って、６時半ぐらいから、サックス。</text:p>
                <text:list>
                  <text:list-item>
                    <text:p text:style-name="P122">サックス。メロディーは、吹かなかった。音出し。口の強さを、育みたい。</text:p>
                  </text:list-item>
                </text:list>
              </text:list-item>
            </text:list>
          </table:table-cell>
        </table:table-row>
        <table:table-row>
          <table:table-cell table:style-name="表16.A2" office:value-type="float" office:value="10">
            <text:p text:style-name="P22">10</text:p>
          </table:table-cell>
          <table:table-cell table:style-name="表16.B2" office:value-type="string">
            <text:p text:style-name="P21">その他</text:p>
          </table:table-cell>
          <table:table-cell table:style-name="表16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326_084022</text:p>
      <text:p text:style-name="P5"/>
      <text:p text:style-name="P16"/>
      <text:p text:style-name="P2"/>
      <text:p text:style-name="P1">------------------------------------------------------------</text:p>
      <text:p text:style-name="P6">[XXX] 20200331_154337</text:p>
      <text:list xml:id="list30206911" text:continue-list="list30223918" text:style-name="L35">
        <text:list-item>
          <text:p text:style-name="P34">03/30 m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20">1</text:p>
          </table:table-cell>
          <table:table-cell table:style-name="表17.B1" office:value-type="string">
            <text:p text:style-name="P19">天気</text:p>
          </table:table-cell>
          <table:table-cell table:style-name="表17.C1" office:value-type="string">
            <text:p text:style-name="P21">曇り。</text:p>
          </table:table-cell>
        </table:table-row>
        <table:table-row>
          <table:table-cell table:style-name="表17.A2" office:value-type="float" office:value="2">
            <text:p text:style-name="P20">2</text:p>
          </table:table-cell>
          <table:table-cell table:style-name="表17.B2" office:value-type="string">
            <text:p text:style-name="P19">餌やり</text:p>
          </table:table-cell>
          <table:table-cell table:style-name="表17.C2" office:value-type="string">
            <text:list xml:id="list8369097036492318198" text:style-name="L52">
              <text:list-item>
                <text:p text:style-name="P123">ドン、来ない。リュウも来ない。</text:p>
              </text:list-item>
              <text:list-item>
                <text:p text:style-name="P123">ミケ、クロ。共に、来る。擁壁に行く途<text:soft-page-break/>中、階段の横あたりまで来た時点だったろうか。猫の鳴き声。初め、ドンかなと勘ぐる。２回目、聞こえたか。そして、ミケかな、と思い直し。</text:p>
              </text:list-item>
              <text:list-item>
                <text:p text:style-name="P123">ミケ。壁から、また抱え降ろす。一度、前足の根元を掴んでしまうと、ミケは、昨日は、身体を後ろ引く動作は、しなかった。以前は、後ろへ身体を引いて、掴んだ手から逃れようとしていた。と、いま思い返すと、観察する。</text:p>
              </text:list-item>
              <text:list-item>
                <text:p text:style-name="P123">クロ。ミケを腰さすり。そして、壁に抱え上げる。それから、クロの腰さすり。この順番が、定番。なので、ミケの相手をしている最中は、クロには、肘で軽くその身体をつついたりするぐらい。</text:p>
              </text:list-item>
            </text:list>
          </table:table-cell>
        </table:table-row>
        <table:table-row>
          <table:table-cell table:style-name="表17.A2" office:value-type="float" office:value="3">
            <text:p text:style-name="P20">3</text:p>
          </table:table-cell>
          <table:table-cell table:style-name="表17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7.C2" office:value-type="string">
            <text:list xml:id="list5871078281250952929" text:style-name="L53">
              <text:list-item>
                <text:p text:style-name="P124">腰がひどく痛い。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20">4</text:p>
          </table:table-cell>
          <table:table-cell table:style-name="表17.B2" office:value-type="string">
            <text:p text:style-name="P19">思ったこと</text:p>
          </table:table-cell>
          <table:table-cell table:style-name="表17.C2" office:value-type="string">
            <text:p text:style-name="P21"/>
          </table:table-cell>
        </table:table-row>
        <table:table-row>
          <table:table-cell table:style-name="表17.A2" office:value-type="float" office:value="5">
            <text:p text:style-name="P20">5</text:p>
          </table:table-cell>
          <table:table-cell table:style-name="表17.B2" office:value-type="string">
            <text:p text:style-name="P19">出来事</text:p>
          </table:table-cell>
          <table:table-cell table:style-name="表17.C2" office:value-type="string">
            <text:p text:style-name="P21"/>
          </table:table-cell>
        </table:table-row>
        <table:table-row>
          <table:table-cell table:style-name="表17.A2" office:value-type="float" office:value="6">
            <text:p text:style-name="P20">6</text:p>
          </table:table-cell>
          <table:table-cell table:style-name="表17.B2" office:value-type="string">
            <text:p text:style-name="P19">止めた / 止めよう</text:p>
          </table:table-cell>
          <table:table-cell table:style-name="表17.C2" office:value-type="string">
            <text:p text:style-name="P21"/>
          </table:table-cell>
        </table:table-row>
        <table:table-row>
          <table:table-cell table:style-name="表17.A2" office:value-type="float" office:value="7">
            <text:p text:style-name="P20">7</text:p>
          </table:table-cell>
          <table:table-cell table:style-name="表17.B2" office:value-type="string">
            <text:p text:style-name="P19">始めた</text:p>
          </table:table-cell>
          <table:table-cell table:style-name="表17.C2" office:value-type="string">
            <text:list xml:id="list1281229595329750788" text:style-name="L54">
              <text:list-item>
                <text:p text:style-name="P125">3/29のこと。寝る前に、またオナニーした。今回も、空想で。違いは、初めて、空想の中で、二人の女の子と、同時にまぐわった。３Ｐ。</text:p>
              </text:list-item>
              <text:list-item>
                <text:p text:style-name="P125">同じく、3/29。風呂で、陰茎の包皮。塩水で洗った。</text:p>
                <text:list>
                  <text:list-item>
                    <text:p text:style-name="P125">場所：先端部分。人差し指の幅、１本以内の幅。陰茎の「正中線」を仮定すると、その線の、やや左側。そこに、まず塩をそのまま、付着させる。そして、左手の指で、塩を広げるように、皮の表面を、摩擦する。</text:p>
                  </text:list-item>
                </text:list>
              </text:list-item>
              <text:list-item>
                <text:p text:style-name="P125"><text:soft-page-break/>3/29。風呂場で、目を、塩水で洗う。再び。濃度は、塩が溶けきる限り。厳密に、ではないが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22">8</text:p>
          </table:table-cell>
          <table:table-cell table:style-name="表17.B2" office:value-type="string">
            <text:p text:style-name="P19">気づいた</text:p>
          </table:table-cell>
          <table:table-cell table:style-name="表17.C2" office:value-type="string">
            <text:p text:style-name="P19"/>
          </table:table-cell>
        </table:table-row>
        <table:table-row>
          <table:table-cell table:style-name="表17.A2" office:value-type="float" office:value="9">
            <text:p text:style-name="P22">9</text:p>
          </table:table-cell>
          <table:table-cell table:style-name="表17.B2" office:value-type="string">
            <text:p text:style-name="P21">行った</text:p>
          </table:table-cell>
          <table:table-cell table:style-name="表17.C2" office:value-type="string">
            <text:list xml:id="list5706182163738478016" text:style-name="L55">
              <text:list-item>
                <text:p text:style-name="P126">楽器。サックス。ギターの後に、練習。また、メロディーは吹かない。いや、最後、吹いた。口の周りの筋肉。それらが強まることが、目的。</text:p>
              </text:list-item>
            </text:list>
          </table:table-cell>
        </table:table-row>
        <table:table-row>
          <table:table-cell table:style-name="表17.A2" office:value-type="float" office:value="10">
            <text:p text:style-name="P22">10</text:p>
          </table:table-cell>
          <table:table-cell table:style-name="表17.B2" office:value-type="string">
            <text:p text:style-name="P21">その他</text:p>
          </table:table-cell>
          <table:table-cell table:style-name="表17.C2" office:value-type="string">
            <text:p text:style-name="P19"/>
          </table:table-cell>
        </table:table-row>
      </table:table>
      <text:p text:style-name="P12"/>
      <text:p text:style-name="P12">明日</text:p>
      <text:p text:style-name="P8"/>
      <text:p text:style-name="P12">明日の、その先</text:p>
      <text:p text:style-name="P8"/>
      <text:p text:style-name="P6">[/ XXX] 20200331_155926</text:p>
      <text:p text:style-name="P5"/>
      <text:p text:style-name="P16"/>
      <text:p text:style-name="P5"/>
      <text:p text:style-name="P1">------------------------------------------------------------</text:p>
      <text:p text:style-name="P6">[XXX] 20200411_081647</text:p>
      <text:list xml:id="list30225030" text:continue-list="list30206911" text:style-name="L35">
        <text:list-item>
          <text:p text:style-name="P34">04/10 f</text:p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20">1</text:p>
          </table:table-cell>
          <table:table-cell table:style-name="表18.B1" office:value-type="string">
            <text:p text:style-name="P19">天気</text:p>
          </table:table-cell>
          <table:table-cell table:style-name="表18.C1" office:value-type="string">
            <text:p text:style-name="P21">晴れ</text:p>
          </table:table-cell>
        </table:table-row>
        <table:table-row>
          <table:table-cell table:style-name="表18.A2" office:value-type="float" office:value="2">
            <text:p text:style-name="P20">2</text:p>
          </table:table-cell>
          <table:table-cell table:style-name="表18.B2" office:value-type="string">
            <text:p text:style-name="P19">餌やり</text:p>
          </table:table-cell>
          <table:table-cell table:style-name="表18.C2" office:value-type="string">
            <text:list xml:id="list6844728084972706197" text:style-name="L56">
              <text:list-item>
                <text:p text:style-name="P127">３匹とも来た。</text:p>
              </text:list-item>
              <text:list-item>
                <text:p text:style-name="P127">ドンは、小屋に着くと、体育館の柵から這い降りてきた。抱っこして、額を撫でる。ほどなく、身体をもぞもぞと動かす。降りたい、との合図。</text:p>
              </text:list-item>
              <text:list-item>
                <text:p text:style-name="P127">ミケとクロは、擁壁にはいない。南の踊り場（と仮称）に行く。角の、枯葉の<text:soft-page-break/>山に、２匹とも一緒にいる。私が柵に近づくと、こちらをすでに見ている。続いて、起き上がって、こちらへ寄ってくる。私は、擁壁へと歩き始める。</text:p>
              </text:list-item>
            </text:list>
          </table:table-cell>
        </table:table-row>
        <table:table-row>
          <table:table-cell table:style-name="表18.A2" office:value-type="float" office:value="3">
            <text:p text:style-name="P20">3</text:p>
          </table:table-cell>
          <table:table-cell table:style-name="表18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8.C2" office:value-type="string">
            <text:list xml:id="list8853008671048222314" text:style-name="L57">
              <text:list-item>
                <text:p text:style-name="P128">背中。ひどく痛い。</text:p>
              </text:list-item>
              <text:list-item>
                <text:p text:style-name="P128">今朝のことだが、起きた後の体操。前屈する。曲げている際も、気持ちいい。何が？腰が、気持ちいいか。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20">4</text:p>
          </table:table-cell>
          <table:table-cell table:style-name="表18.B2" office:value-type="string">
            <text:p text:style-name="P19">思ったこと</text:p>
          </table:table-cell>
          <table:table-cell table:style-name="表18.C2" office:value-type="string">
            <text:p text:style-name="P21"/>
          </table:table-cell>
        </table:table-row>
        <table:table-row>
          <table:table-cell table:style-name="表18.A2" office:value-type="float" office:value="14">
            <text:p text:style-name="P20">14</text:p>
          </table:table-cell>
          <table:table-cell table:style-name="表18.B2" office:value-type="string">
            <text:p text:style-name="P19">新しい</text:p>
          </table:table-cell>
          <table:table-cell table:style-name="表18.C2" office:value-type="string">
            <text:list xml:id="list2361392997891545870" text:style-name="L58">
              <text:list-item>
                <text:p text:style-name="P129">東和。今週は、仕事、なし。木曜の午後、２時頃。石井さんから電話。金曜の仕事の知らせ。しかし、その１０分後ぐらいか、「なくなった」との連絡。さらに、土曜も「仕事は薄い」。（追加の仕事が）出てくれば、連絡する、とのこと。</text:p>
              </text:list-item>
              <text:list-item>
                <text:p text:style-name="P129">買い物。卓上のライトを買ってきた。たまプラの、ケーズデンキにて。値段は３千円少し。</text:p>
                <text:list>
                  <text:list-item>
                    <text:p text:style-name="P129">初め、１種を選び取る。その品を出してもらうように頼もうと、カウンターへ歩き始める。</text:p>
                  </text:list-item>
                  <text:list-item>
                    <text:p text:style-name="P129">「在庫がないと言われたら？」という疑問が頭によぎる。面倒だな、と嫌悪しながら、しかし、売り場へ引き返す。他に、２種、選ぶ。すると、「それらも全て、なかったら？」との思念。もう１種、選ぼうと決意する。売り場を右手へ下る。一種、目に付く。値札の紙を見ると、「1000ルーメン」との記載。「これは！」と、意識が反応する。</text:p>
                  </text:list-item>
                </text:list>
              </text:list-item>
            </text:list>
          </table:table-cell>
        </table:table-row>
      </table:table>
      <text:p text:style-name="P12"/>
      <text:p text:style-name="P12">明日</text:p>
      <text:p text:style-name="P8"/>
      <text:p text:style-name="P12"><text:soft-page-break/>明日の、その先</text:p>
      <text:p text:style-name="P8"/>
      <text:p text:style-name="P6">[/ XXX] </text:p>
      <text:p text:style-name="P5"/>
      <text:p text:style-name="P16"/>
      <text:p text:style-name="P1">------------------------------------------------------------</text:p>
      <text:p text:style-name="P6">[XXX] 20200412_115745</text:p>
      <text:list xml:id="list787452873595523681" text:style-name="L59">
        <text:list-item>
          <text:p text:style-name="P36">03/11 sa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20">1</text:p>
          </table:table-cell>
          <table:table-cell table:style-name="表19.B1" office:value-type="string">
            <text:p text:style-name="P19">天気</text:p>
          </table:table-cell>
          <table:table-cell table:style-name="表19.C1" office:value-type="string">
            <text:p text:style-name="P21">晴れ。夜から、雨。</text:p>
          </table:table-cell>
        </table:table-row>
        <table:table-row>
          <table:table-cell table:style-name="表19.A2" office:value-type="float" office:value="2">
            <text:p text:style-name="P20">2</text:p>
          </table:table-cell>
          <table:table-cell table:style-name="表19.B2" office:value-type="string">
            <text:p text:style-name="P19">餌やり</text:p>
          </table:table-cell>
          <table:table-cell table:style-name="表19.C2" office:value-type="string">
            <text:list xml:id="list7529335297870502768" text:style-name="L60">
              <text:list-item>
                <text:p text:style-name="P130">３匹とも来る。</text:p>
              </text:list-item>
              <text:list-item>
                <text:p text:style-name="P130">ドンは、待っていた。ミケたちのあとに戻ると。いなかった。</text:p>
              </text:list-item>
              <text:list-item>
                <text:p text:style-name="P130">ミケたち。踊り場へ行くと、やってきた。公園へ戻る。彼らは、柵からは出てこない。そのまま擁壁の前で待っていると、出てきてしまうかも知れない。そう怖れて、歩道より柵の部分へ近づく。２匹が近寄ってくる。ペーストを出して、柵の網目の間から、押し入れる。</text:p>
              </text:list-item>
              <text:list-item>
                <text:p text:style-name="P130">続いて、筒を使って、例によって、固形を注ぎ入れる。初めに、クロに上げる。しかし、筒を差し込むと、クロは離れて行った。筒の先端が、網目にあたって、音を立てた。その出来事に、警戒を出したか。</text:p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20">3</text:p>
          </table:table-cell>
          <table:table-cell table:style-name="表19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19.C2" office:value-type="string">
            <text:list xml:id="list8672940754222549266" text:style-name="L61">
              <text:list-item>
                <text:p text:style-name="P131">背中、痛い。</text:p>
              </text:list-item>
              <text:list-item>
                <text:p text:style-name="P131">朝の体操。股開きをすると、その後、背中が楽になる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20">7</text:p>
          </table:table-cell>
          <table:table-cell table:style-name="表19.B2" office:value-type="string">
            <text:p text:style-name="P19">始めた<text:span text:style-name="T10"> / 初めて</text:span></text:p>
          </table:table-cell>
          <table:table-cell table:style-name="表19.C2" office:value-type="string">
            <text:list xml:id="list7681091882643594812" text:style-name="L62">
              <text:list-item>
                <text:p text:style-name="P132">今朝、洗面所。帽子とネックウォーマ。外すとき、これまでは、帽子と取って、<text:soft-page-break/>そしてウオーマを外していた。今朝は、２つを一度に取った。</text:p>
              </text:list-item>
              <text:list-item>
                <text:p text:style-name="P132">クラリネット。また、吹いた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20">5</text:p>
          </table:table-cell>
          <table:table-cell table:style-name="表19.B2" office:value-type="string">
            <text:p text:style-name="P19">出来事</text:p>
          </table:table-cell>
          <table:table-cell table:style-name="表19.C2" office:value-type="string">
            <text:list xml:id="list6393371569730875697" text:style-name="L63">
              <text:list-item>
                <text:p text:style-name="P133">目薬。ヒアルロン酸のもの、昨日、１回だけ差したか。２回目か、差そうとして、目を上に向け、ボトルを押す。液が出てこない。なくなったことに気づいた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20">11</text:p>
          </table:table-cell>
          <table:table-cell table:style-name="表19.B2" office:value-type="string">
            <text:p text:style-name="P19">やらず</text:p>
          </table:table-cell>
          <table:table-cell table:style-name="表19.C2" office:value-type="string">
            <text:list xml:id="list7619718055251603038" text:style-name="L64">
              <text:list-item>
                <text:p text:style-name="P134">キーボード、やらなかった。</text:p>
              </text:list-item>
            </text:list>
          </table:table-cell>
        </table:table-row>
        <table:table-row>
          <table:table-cell table:style-name="表19.A2" office:value-type="float" office:value="13">
            <text:p text:style-name="P20">13</text:p>
          </table:table-cell>
          <table:table-cell table:style-name="表19.B2" office:value-type="string">
            <text:p text:style-name="P19">やろう</text:p>
          </table:table-cell>
          <table:table-cell table:style-name="表19.C2" office:value-type="string">
            <text:list xml:id="list4486315608326327616" text:style-name="L65">
              <text:list-item>
                <text:p text:style-name="P135">クラリネット。ギターなんかと同じく、気に入ったメロディーを、掘っていこう。</text:p>
              </text:list-item>
            </text:list>
          </table:table-cell>
        </table:table-row>
      </table:table>
      <text:p text:style-name="P8"/>
      <text:p text:style-name="P6">[/ XXX] </text:p>
      <text:p text:style-name="P5"/>
      <text:p text:style-name="P16"/>
      <text:p text:style-name="P2"/>
      <text:p text:style-name="P1">------------------------------------------------------------</text:p>
      <text:p text:style-name="P6">[XXX] 20200413_124125</text:p>
      <text:list xml:id="list1586916328210868290" text:style-name="L66">
        <text:list-item>
          <text:p text:style-name="P37">04/13 sn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20">1</text:p>
          </table:table-cell>
          <table:table-cell table:style-name="表20.B1" office:value-type="string">
            <text:p text:style-name="P19">天気</text:p>
          </table:table-cell>
          <table:table-cell table:style-name="表20.C1" office:value-type="string">
            <text:p text:style-name="P21">晴れ。夜は雨。餌遣りに行く時、降り始めていた。</text:p>
          </table:table-cell>
        </table:table-row>
        <table:table-row>
          <table:table-cell table:style-name="表20.A2" office:value-type="float" office:value="2">
            <text:p text:style-name="P20">2</text:p>
          </table:table-cell>
          <table:table-cell table:style-name="表20.B2" office:value-type="string">
            <text:p text:style-name="P19">餌やり</text:p>
          </table:table-cell>
          <table:table-cell table:style-name="表20.C2" office:value-type="string">
            <text:list xml:id="list4191055102592232617" text:style-name="L67">
              <text:list-item>
                <text:p text:style-name="P136">ドンは来ない。</text:p>
              </text:list-item>
              <text:list-item>
                <text:p text:style-name="P136">ミケたち。柵に行く。舌を鳴らすと、西の方から、クロが駆けてくる。「ちょっと待ってな、」と声を掛ける。西の踊り場へ行く。そこにミケはいない。柵の中を見る。ミケがいる。クロも、来ている。再び公園へ戻る。</text:p>
              </text:list-item>
              <text:list-item>
                <text:p text:style-name="P136">クロは、柵の外、擁壁へ出てきてしま<text:soft-page-break/>う。地面へ降りてくる。しばらく、ゴロゴロの相手をする。</text:p>
              </text:list-item>
              <text:list-item>
                <text:p text:style-name="P136">ミケは、柵の内側に留まる。網目の間から、ペーストを絞り出して、入れる。</text:p>
              </text:list-item>
            </text:list>
          </table:table-cell>
        </table:table-row>
        <table:table-row>
          <table:table-cell table:style-name="表20.A2" office:value-type="float" office:value="3">
            <text:p text:style-name="P20">3</text:p>
          </table:table-cell>
          <table:table-cell table:style-name="表20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20.C2" office:value-type="string">
            <text:list xml:id="list601415082259930182" text:style-name="L68">
              <text:list-item>
                <text:p text:style-name="P137">背中は痛い。</text:p>
              </text:list-item>
              <text:list-item>
                <text:p text:style-name="P137">目。今朝のこと。顔を洗うとき。普段は、一番目に水を顔にかけたあと、まぶたの内側を指先で洗う。拭うように、人差し指の先で、内側を拭う。</text:p>
                <text:list>
                  <text:list-item>
                    <text:p text:style-name="P137">すると、いつもだと、痒みが亢進する。</text:p>
                  </text:list-item>
                  <text:list-item>
                    <text:p text:style-name="P137">しかし今朝は、痒いのだけれど、追加の拭いをしたくて堪らないほど、ではない。追加はせずに、洗顔の先の過程へ進む。</text:p>
                  </text:list-item>
                </text:list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20">4</text:p>
          </table:table-cell>
          <table:table-cell table:style-name="表20.B2" office:value-type="string">
            <text:p text:style-name="P19">思ったこと</text:p>
          </table:table-cell>
          <table:table-cell table:style-name="表20.C2" office:value-type="string">
            <text:p text:style-name="P21"/>
          </table:table-cell>
        </table:table-row>
        <table:table-row>
          <table:table-cell table:style-name="表20.A2" office:value-type="float" office:value="5">
            <text:p text:style-name="P20">5</text:p>
          </table:table-cell>
          <table:table-cell table:style-name="表20.B2" office:value-type="string">
            <text:p text:style-name="P19">出来事</text:p>
          </table:table-cell>
          <table:table-cell table:style-name="表20.C2" office:value-type="string">
            <text:list xml:id="list7617345551181608246" text:style-name="L69">
              <text:list-item>
                <text:p text:style-name="P138">篠笛。届いた。昨日、午後の四時頃だったか。クラリネットを演奏していたら、外で車の物音。ベランダの向こうを見やる。トラックの荷台の覆いが、庭の樹木越しに見えている。階下へ向かう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20">11</text:p>
          </table:table-cell>
          <table:table-cell table:style-name="表20.B2" office:value-type="string">
            <text:p text:style-name="P19">やらず</text:p>
          </table:table-cell>
          <table:table-cell table:style-name="表20.C2" office:value-type="string">
            <text:list xml:id="list8582890533096841152" text:style-name="L70">
              <text:list-item>
                <text:p text:style-name="P139">キーボード。やらず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20">6</text:p>
          </table:table-cell>
          <table:table-cell table:style-name="表20.B2" office:value-type="string">
            <text:p text:style-name="P19">止めた / 止めよう</text:p>
          </table:table-cell>
          <table:table-cell table:style-name="表20.C2" office:value-type="string">
            <text:list xml:id="list7109397085170601843" text:style-name="L71">
              <text:list-item>
                <text:p text:style-name="P140">オナニーするとき、ビデオをずっと観ている。この時期は、厚着をしよう。薄着のまま、見続けるのを、やめよう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22">8</text:p>
          </table:table-cell>
          <table:table-cell table:style-name="表20.B2" office:value-type="string">
            <text:p text:style-name="P19">気づいた</text:p>
          </table:table-cell>
          <table:table-cell table:style-name="表20.C2" office:value-type="string">
            <text:p text:style-name="P21"/>
          </table:table-cell>
        </table:table-row>
        <table:table-row>
          <table:table-cell table:style-name="表20.A2" office:value-type="float" office:value="14">
            <text:p text:style-name="P20">14</text:p>
          </table:table-cell>
          <table:table-cell table:style-name="表20.B2" office:value-type="string">
            <text:p text:style-name="P19">新しい</text:p>
          </table:table-cell>
          <table:table-cell table:style-name="表20.C2" office:value-type="string">
            <text:list xml:id="list259455155406939233" text:style-name="L72">
              <text:list-item>
                <text:p text:style-name="P141">昨日。クラリネットから始まって、篠笛を挟んで、サックスまで、演奏を続けた。２時間ぐらい。しかし、終わったあと、頭は、疲れを感じない。例えば、コン打ちが終わったあとの、脳の疲労感。は、ない。</text:p>
              </text:list-item>
            </text:list>
          </table:table-cell>
        </table:table-row>
      </table:table>
      <text:p text:style-name="P8"><text:soft-page-break/></text:p>
      <text:p text:style-name="P6">[/ XXX] 20200413_125510</text:p>
      <text:p text:style-name="P5"/>
      <text:p text:style-name="P16"/>
      <text:p text:style-name="P5"/>
      <text:p text:style-name="P1">------------------------------------------------------------</text:p>
      <text:p text:style-name="P6">[XXX] 20200415_071750</text:p>
      <text:list xml:id="list2946162977045139803" text:style-name="L73">
        <text:list-item>
          <text:p text:style-name="P38">04/14 tu</text:p>
        </text:list-item>
      </text:list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20">1</text:p>
          </table:table-cell>
          <table:table-cell table:style-name="表21.B1" office:value-type="string">
            <text:p text:style-name="P19">天気</text:p>
          </table:table-cell>
          <table:table-cell table:style-name="表21.C1" office:value-type="string">
            <text:p text:style-name="P21">晴れ。夜も、降雨はなし。</text:p>
          </table:table-cell>
        </table:table-row>
        <table:table-row>
          <table:table-cell table:style-name="表21.A2" office:value-type="float" office:value="2">
            <text:p text:style-name="P20">2</text:p>
          </table:table-cell>
          <table:table-cell table:style-name="表21.B2" office:value-type="string">
            <text:p text:style-name="P19">餌やり</text:p>
          </table:table-cell>
          <table:table-cell table:style-name="表21.C2" office:value-type="string">
            <text:list xml:id="list1115958562144635224" text:style-name="L74">
              <text:list-item>
                <text:p text:style-name="P142">３匹とも。</text:p>
              </text:list-item>
              <text:list-item>
                <text:p text:style-name="P142">ドンは、小屋に着くと、体育館との境の柵から、這い出てくる。今回は、小屋に向かって、右側寄りの部分の柵から。普段は、向かって左寄りの部分から出てくる。</text:p>
              </text:list-item>
              <text:list-item>
                <text:p text:style-name="P142">ミケたち。ドンにエサをあげてる時、すでに、「ウォーー、ウォーー」というミケの鳴き声が聞こえる。ドンのエサをしつらえたあと、擁壁へと歩き出す。見ると、階段の脇の、擁壁の角に、影。クロ。そして、ミケも来ている。走って、いつもの位置へ走っていく。</text:p>
              </text:list-item>
              <text:list-item>
                <text:p text:style-name="P142">ミケを地面へ降ろす。先に、ミケの腰摩りを行う。ミケをまた擁壁へ上げる。ペーストをあげる。そして、クロのゴロゴロの相手をしようとする。すると、擁壁の、突き出しフェンスの手前に、猫の影。リュウが来たのかと初め見なす。しかし、さらに観察すると、それはドンだった！</text:p>
              </text:list-item>
              <text:list-item>
                <text:p text:style-name="P142">じつは、ミケの腰摩りをしているとき、「ニャァ」と、ドンの鳴き声が聞こえたきがした。階段の方を見やる。ドンの姿は見えない。それで、摩りを続けた。</text:p>
              </text:list-item>
              <text:list-item>
                <text:p text:style-name="P142">ドンはしかし、傍まで来ているが、それ以上は、<text:soft-page-break/>接近しない。他方、ミケも、食べるのを続けている。唸り声は、出さない。ドンヘ視線をやるのみ。</text:p>
              </text:list-item>
              <text:list-item>
                <text:p text:style-name="P142">ドンにも、ペーストを少し、絞り出して、あげる。ドンは食べる。それから、クロを地面に残して、ドンをその場所から、離れさせようと、私は、階段の方へ歩き出す。ドンは、私の動きに合わせて、擁壁の上を、戻り始める。</text:p>
              </text:list-item>
            </text:list>
          </table:table-cell>
        </table:table-row>
        <table:table-row>
          <table:table-cell table:style-name="表21.A2" office:value-type="float" office:value="3">
            <text:p text:style-name="P20">3</text:p>
          </table:table-cell>
          <table:table-cell table:style-name="表21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21.C2" office:value-type="string">
            <text:list xml:id="list4108055478157205031" text:style-name="L75">
              <text:list-item>
                <text:p text:style-name="P143">今朝の洗顔時。まぶたの中を、強迫的にこする、は、しなかった。</text:p>
              </text:list-item>
              <text:list-item>
                <text:p text:style-name="P143">昨日は、洗顔時、痒かった。強迫的に、こすっ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20">11</text:p>
          </table:table-cell>
          <table:table-cell table:style-name="表21.B2" office:value-type="string">
            <text:p text:style-name="P19">やらず</text:p>
          </table:table-cell>
          <table:table-cell table:style-name="表21.C2" office:value-type="string">
            <text:list xml:id="list5848290639606811553" text:style-name="L76">
              <text:list-item>
                <text:p text:style-name="P144">ムコスタ。目薬。朝は、射していない。忘れた。</text:p>
              </text:list-item>
              <text:list-item>
                <text:p text:style-name="P144">月曜のこと。夕食。こんにゃく他を入れた小鉢。作らなかった。</text:p>
              </text:list-item>
            </text:list>
          </table:table-cell>
        </table:table-row>
        <table:table-row>
          <table:table-cell table:style-name="表21.A2" office:value-type="float" office:value="14">
            <text:p text:style-name="P20">14</text:p>
          </table:table-cell>
          <table:table-cell table:style-name="表21.B2" office:value-type="string">
            <text:p text:style-name="P19">新しい</text:p>
          </table:table-cell>
          <table:table-cell table:style-name="表21.C2" office:value-type="string">
            <text:list xml:id="list2518782095361527689" text:style-name="L77">
              <text:list-item>
                <text:p text:style-name="P145">月曜のこと。夕食のあと、再び、mt4のプログラミング、行った。eaを編集。そして、再び実行した。</text:p>
              </text:list-item>
              <text:list-item>
                <text:p text:style-name="P145">月曜：夕食の鍋物。肉も取って、食べている。５日目ぐらい。</text:p>
              </text:list-item>
            </text:list>
          </table:table-cell>
        </table:table-row>
      </table:table>
      <text:p text:style-name="P8"/>
      <text:p text:style-name="P6">[/ XXX] 20200415_082050</text:p>
      <text:p text:style-name="P5"/>
      <text:p text:style-name="P16"/>
      <text:p text:style-name="P5"/>
      <text:p text:style-name="P1">------------------------------------------------------------</text:p>
      <text:p text:style-name="P6">[XXX] 20200418_084718</text:p>
      <text:list xml:id="list30219610" text:continue-list="list2946162977045139803" text:style-name="L73">
        <text:list-item>
          <text:p text:style-name="P38">04/17 f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20">1</text:p>
          </table:table-cell>
          <table:table-cell table:style-name="表22.B1" office:value-type="string">
            <text:p text:style-name="P19">天気</text:p>
          </table:table-cell>
          <table:table-cell table:style-name="表22.C1" office:value-type="string">
            <text:p text:style-name="P21">晴れ。夜、雨がパラつく。</text:p>
          </table:table-cell>
        </table:table-row>
        <table:table-row>
          <table:table-cell table:style-name="表22.A2" office:value-type="float" office:value="2">
            <text:p text:style-name="P20">2</text:p>
          </table:table-cell>
          <table:table-cell table:style-name="表22.B2" office:value-type="string">
            <text:p text:style-name="P19">餌やり</text:p>
          </table:table-cell>
          <table:table-cell table:style-name="表22.C2" office:value-type="string">
            <text:list xml:id="list1803207782640926163" text:style-name="L78">
              <text:list-item>
                <text:p text:style-name="P146">ドンは来ない。</text:p>
              </text:list-item>
              <text:list-item>
                <text:p text:style-name="P146"><text:soft-page-break/>リュウが来た。たしか、ミケを再び擁壁へ上げた時に、擁壁の歩道側の角から、影がやってくる。黒っぽい。ドンかと思って、見続けていると、灯火の光があたって、リュウだと分かる。</text:p>
                <text:list>
                  <text:list-item>
                    <text:p text:style-name="P146">擁壁の渡りの距離の、半分ぐらいまでやって来る。その場で、座る。それ以上は、こちらへ来ない。ミケは、突き出しフェンスの手前にいる。クロは、地面に。</text:p>
                  </text:list-item>
                  <text:list-item>
                    <text:p text:style-name="P146">リュウに、ペーストをひと塊、上げる。その前に、固形をあげる。固形には、近づかない。</text:p>
                  </text:list-item>
                  <text:list-item>
                    <text:p text:style-name="P146">ミケにも、ペーストを上げる。リュウの方向を向いて、ミケは固形を食べる。</text:p>
                  </text:list-item>
                  <text:list-item>
                    <text:p text:style-name="P146">クロも、擁壁へ上げる。ミケの後ろ、突き出しの手前。クロにも、ペーストを上げる。</text:p>
                  </text:list-item>
                  <text:list-item>
                    <text:p text:style-name="P146">その後、クロは、突き出しの向こう側へ移る。私の手は、もう届かない。木の枝を探す。その先にペーストを載せて、クロにあげようと思う。傍らの樹木から垂れている枝に目を止める。そのを掴む。すると、クロは、フェンスの内側へ行ってしまった。</text:p>
                  </text:list-item>
                </text:list>
              </text:list-item>
            </text:list>
          </table:table-cell>
        </table:table-row>
        <table:table-row>
          <table:table-cell table:style-name="表22.A2" office:value-type="float" office:value="3">
            <text:p text:style-name="P20">3</text:p>
          </table:table-cell>
          <table:table-cell table:style-name="表22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22.C2" office:value-type="string">
            <text:list xml:id="list7893343312999675857" text:style-name="L79">
              <text:list-item>
                <text:p text:style-name="P147">目を、入浴時に、<text:ruby text:style-name="Ru1"><text:ruby-base>塩水</text:ruby-base><text:ruby-text>しおみず</text:ruby-text></text:ruby>で洗う。昨夜は、やらなかった。前夜も、然り。</text:p>
              </text:list-item>
            </text:list>
          </table:table-cell>
        </table:table-row>
        <table:table-row>
          <table:table-cell table:style-name="表22.A2" office:value-type="float" office:value="4">
            <text:p text:style-name="P20">4</text:p>
          </table:table-cell>
          <table:table-cell table:style-name="表22.B2" office:value-type="string">
            <text:p text:style-name="P19">思ったこと</text:p>
          </table:table-cell>
          <table:table-cell table:style-name="表22.C2" office:value-type="string">
            <text:list xml:id="list3835254574308132895" text:style-name="L80">
              <text:list-item>
                <text:p text:style-name="P148">夜。頭の中で、空想上の会話を持つ。お母さんと。もしテレビを見ないと、周りの人達と、話が合わなくなるよ、と告げる。例えば、内川さんと。そして、寂しくなるよ、と続ける。それから、でも、俺は、寂しくなる方を選ぶ、と伝える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20">5</text:p>
          </table:table-cell>
          <table:table-cell table:style-name="表22.B2" office:value-type="string">
            <text:p text:style-name="P19">出来事</text:p>
          </table:table-cell>
          <table:table-cell table:style-name="表22.C2" office:value-type="string">
            <text:list xml:id="list2688135567155425683" text:style-name="L81">
              <text:list-item>
                <text:p text:style-name="P149">東和。来週の希望を書いたメールを、定例として送る。夕方、中村さんから、電話。状況を知る。今日、土曜日は、現場があった。しかし、大雨の予報のために、中止になった。現場の閉鎖は、いま、始まり出している、とのこと。</text:p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20">11</text:p>
          </table:table-cell>
          <table:table-cell table:style-name="表22.B2" office:value-type="string">
            <text:p text:style-name="P19">やらず</text:p>
          </table:table-cell>
          <table:table-cell table:style-name="表22.C2" office:value-type="string">
            <text:list xml:id="list4219086322416688253" text:style-name="L82">
              <text:list-item>
                <text:p text:style-name="P150">韓国語学習のための、文章読み。<text:ruby text:style-name="Ru1"><text:ruby-base>昨日</text:ruby-base><text:ruby-text>きのう</text:ruby-text></text:ruby>は、やらなかった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6">
            <text:p text:style-name="P20">6</text:p>
          </table:table-cell>
          <table:table-cell table:style-name="表22.B2" office:value-type="string">
            <text:p text:style-name="P19">止めた / 止めよう</text:p>
          </table:table-cell>
          <table:table-cell table:style-name="表22.C2" office:value-type="string">
            <text:p text:style-name="P21"/>
          </table:table-cell>
        </table:table-row>
        <table:table-row>
          <table:table-cell table:style-name="表22.A2" office:value-type="float" office:value="8">
            <text:p text:style-name="P22">8</text:p>
          </table:table-cell>
          <table:table-cell table:style-name="表22.B2" office:value-type="string">
            <text:p text:style-name="P19">気づいた</text:p>
          </table:table-cell>
          <table:table-cell table:style-name="表22.C2" office:value-type="string">
            <text:p text:style-name="P21"/>
          </table:table-cell>
        </table:table-row>
        <table:table-row>
          <table:table-cell table:style-name="表22.A2" office:value-type="float" office:value="14">
            <text:p text:style-name="P20">14</text:p>
          </table:table-cell>
          <table:table-cell table:style-name="表22.B2" office:value-type="string">
            <text:p text:style-name="P19">新しい</text:p>
          </table:table-cell>
          <table:table-cell table:style-name="表22.C2" office:value-type="string">
            <text:list xml:id="list6306058706079724299" text:style-name="L83">
              <text:list-item>
                <text:p text:style-name="P151">夜。楽器。篠笛をまず。それから、ギターを始める。２０分も弾いたか。何かに耐え難くなり、演奏を辞める。再び、篠笛を吹く。</text:p>
                <text:list>
                  <text:list-item>
                    <text:p text:style-name="P151">私が、ギターで、こういう曲を弾く。なるほど、美しい響きだ。しかし、それに、どんな意味があるのか？何か、自分の根源的なものを、置き去りにしていないか？</text:p>
                  </text:list-item>
                </text:list>
              </text:list-item>
              <text:list-item>
                <text:p text:style-name="P151">夜。キャン・ドゥではなく、駅前のダイソーへ向かう。餌遣りのあと。しかし、ダイソーは閉まっている。通り沿いのいなげやへ入る。ピーナツを買おうと意図する。しかし、買わなかった。クッキーなども、手には取った。しかし、買わず。</text:p>
              </text:list-item>
            </text:list>
          </table:table-cell>
        </table:table-row>
      </table:table>
      <text:p text:style-name="P8"/>
      <text:p text:style-name="P6">[/ XXX] 20200418_090500</text:p>
      <text:p text:style-name="P5"/>
      <text:p text:style-name="P16"/>
      <text:p text:style-name="P5"/>
      <text:p text:style-name="P1">------------------------------------------------------------</text:p>
      <text:p text:style-name="P6">[XXX] 20200522_095825</text:p>
      <text:p text:style-name="P7">먹이주기</text:p>
      <text:list xml:id="list3952214817946181141" text:style-name="L84">
        <text:list-item>
          <text:p text:style-name="P75"><text:span text:style-name="T12">돈 </text:span><text:span text:style-name="T6">~ / </text:span><text:span text:style-name="T12">류 </text:span><text:span text:style-name="T6">~ / 2 </text:span><text:span text:style-name="T12">마리 </text:span><text:span text:style-name="T6">+</text:span></text:p>
        </text:list-item>
      </text:list>
      <text:list xml:id="list2837699276220613213" text:style-name="L85">
        <text:list-item>
          <text:p text:style-name="P76">날씨</text:p>
        </text:list-item>
      </text:list>
      <text:list xml:id="list2847474307905076927" text:style-name="L86">
        <text:list-item>
          <text:p text:style-name="P77"><text:span text:style-name="T12">비는 나오지 않았다</text:span><text:span text:style-name="T6">.</text:span></text:p>
        </text:list-item>
      </text:list>
      <text:list xml:id="list1129624305822456787" text:style-name="L87">
        <text:list-item>
          <text:p text:style-name="P24">음악</text:p>
        </text:list-item>
      </text:list>
      <text:list xml:id="list5827280884354106652" text:style-name="L88">
        <text:list-item>
          <text:p text:style-name="P26"><text:span text:style-name="T12">키보드를 다시 연주했다</text:span><text:span text:style-name="T6">.</text:span></text:p>
        </text:list-item>
      </text:list>
      <text:list xml:id="list4243101675363876919" text:style-name="L89">
        <text:list-item>
          <text:p text:style-name="P25">나에게</text:p>
        </text:list-item>
      </text:list>
      <text:list xml:id="list7832497854063776717" text:style-name="L90">
        <text:list-item>
          <text:p text:style-name="P78"><text:soft-page-break/><text:span text:style-name="T12">노래를 보면서</text:span><text:span text:style-name="T6">, </text:span><text:span text:style-name="T12">노래를 만들자</text:span><text:span text:style-name="T6">. (cake=</text:span><text:a xlink:type="simple" xlink:href="http://benfranklin.chips.jp/cake_apps/Cake_IFM11/images/view/41364" text:style-name="Internet_20_link" text:visited-style-name="Visited_20_Internet_20_Link"><text:span text:style-name="T13">41364</text:span></text:a><text:span text:style-name="T6">)</text:span></text:p>
          <text:list>
            <text:list-item>
              <text:p text:style-name="P74"><text:span text:style-name="T12">나르시즘이 없어지는 것은 아니다</text:span><text:span text:style-name="T6">. </text:span><text:span text:style-name="T12">ナルシズムが、なくなるわけではない。</text:span></text:p>
            </text:list-item>
            <text:list-item>
              <text:p text:style-name="P74"><text:span text:style-name="T12">ナルシズムが出てきたら、「ああ、出てきたな」と、観察しよう。 나르시즘이 나오면 </text:span><text:span text:style-name="T6">"</text:span><text:span text:style-name="T12">아</text:span><text:span text:style-name="T6">, </text:span><text:span text:style-name="T12">나왔다</text:span><text:span text:style-name="T6">"</text:span><text:span text:style-name="T12">라고 관찰하자</text:span><text:span text:style-name="T6">.</text:span></text:p>
            </text:list-item>
          </text:list>
        </text:list-item>
        <text:list-item>
          <text:p text:style-name="P78"><text:span text:style-name="T6">FX</text:span><text:span text:style-name="T12">에 충당할 시간은 </text:span><text:span text:style-name="T6">30 </text:span><text:span text:style-name="T12">분으로 제한하자</text:span><text:span text:style-name="T6">. FX</text:span><text:span text:style-name="T12">に充てる時間は、３０分に制限しよう。</text:span><text:span text:style-name="T6">(cake=</text:span><text:a xlink:type="simple" xlink:href="http://benfranklin.chips.jp/cake_apps/Cake_IFM11/images/view/41331" text:style-name="Internet_20_link" text:visited-style-name="Visited_20_Internet_20_Link"><text:span text:style-name="T14">41331</text:span></text:a><text:span text:style-name="T6">)</text:span></text:p>
          <text:list>
            <text:list-item>
              <text:p text:style-name="P74"><text:span text:style-name="T12">다른 시간은</text:span><text:span text:style-name="T6">, </text:span><text:span text:style-name="T12">다른 활동에 충당하자</text:span><text:span text:style-name="T6">. </text:span><text:span text:style-name="T12">他の時間は、別の活動に充てよう。</text:span></text:p>
            </text:list-item>
            <text:list-item>
              <text:p text:style-name="P74"><text:span text:style-name="T12">他の活動とは、何ですか？ 다른 활동은 무엇입니까</text:span><text:span text:style-name="T6">?</text:span></text:p>
            </text:list-item>
            <text:list-item>
              <text:p text:style-name="P74"><text:span text:style-name="T12">音楽。そして、</text:span><text:span text:style-name="T6">CO</text:span><text:span text:style-name="T12">２固定化についての、調べ物。 음악</text:span><text:span text:style-name="T6">. </text:span><text:span text:style-name="T12">그리고 </text:span><text:span text:style-name="T6">CO2 </text:span><text:span text:style-name="T12">고정화에 대한</text:span><text:span text:style-name="T6">, </text:span><text:span text:style-name="T12">조사함</text:span><text:span text:style-name="T6">.</text:span></text:p>
            </text:list-item>
            <text:list-item>
              <text:p text:style-name="P27"><text:span text:style-name="T6">"</text:span><text:span text:style-name="T12">화학자가 된다</text:span><text:span text:style-name="T6">." </text:span><text:span text:style-name="T12">은 이제 그만하자</text:span><text:span text:style-name="T6">. "</text:span><text:span text:style-name="T12">발명가가 된다</text:span><text:span text:style-name="T6">." </text:span><text:span text:style-name="T12">도 말자</text:span><text:span text:style-name="T6">. "○○</text:span><text:span text:style-name="T12">가가 된다</text:span><text:span text:style-name="T6">." </text:span><text:span text:style-name="T12">은 이제 그만하자</text:span><text:span text:style-name="T6">. </text:span><text:span text:style-name="T12">「化学者になる」。は、もう、やめよう。「発明家になる」。も、やめよう。「○○家になる」。は、もう、やめよう。</text:span></text:p>
            </text:list-item>
          </text:list>
        </text:list-item>
        <text:list-item>
          <text:p text:style-name="P28">мысли.</text:p>
          <text:list>
            <text:list-item>
              <text:p text:style-name="P28">今年の夏は、扇風機を買おう。 Дава'йте ку'пим вентиля'тор э'тим ле'том.</text:p>
            </text:list-item>
          </text:list>
        </text:list-item>
        <text:list-item>
          <text:p text:style-name="P28">二氧化碳</text:p>
          <text:list>
            <text:list-item>
              <text:p text:style-name="P28">再读了一件网上文件。日本的政府关联的组织。该组织做一块实验。在日本的秋田县。／什么实验吗？／在地下存在的某种岩石。到这些岩石里，把二氧化碳气体注入去。／然后呢？／然后呀。在这些岩石附近存在地下水。CO2将溶入到这块地下水里。／可是，这些溶入了的CO2。是不是他们从地下水里，再到空气里奔出来？</text:p>
            </text:list-item>
          </text:list>
        </text:list-item>
      </text:list>
      <text:p text:style-name="P13"/>
      <text:p text:style-name="P6">[/ XXX] 20200522_103057</text:p>
      <text:p text:style-name="P5"/>
      <text:p text:style-name="P17"/>
      <text:p text:style-name="P6">[XXX] 20200522_190932</text:p>
      <text:list xml:id="list905987742462155333" text:style-name="L91">
        <text:list-item>
          <text:p text:style-name="P42"><text:a xlink:type="simple" xlink:href="http://benfranklin.chips.jp/cake_apps/Cake_IFM11/images/view/38998" text:style-name="Internet_20_link" text:visited-style-name="Visited_20_Internet_20_Link">38998</text:a> </text:p>
          <text:list>
            <text:list-item>
              <text:p text:style-name="P42">PTSD에 대한 책을 읽자. 자신을 치료하자.</text:p>
            </text:list-item>
            <text:list-item>
              <text:p text:style-name="P42">지식: 이산화탄소</text:p>
              <text:list>
                <text:list-item>
                  <text:p text:style-name="P62">鉄で作った錯体。철으로 만든 배위화합물. / 이를 촉매「触媒로 사용하여, 액체용매「溶媒 속에서, 용매에 녹아있는「溶けている 이산화탄<text:soft-page-break/>소를 반응시킨다.</text:p>
                </text:list-item>
              </text:list>
            </text:list-item>
            <text:list-item>
              <text:p text:style-name="P62">자유 작문</text:p>
              <text:list>
                <text:list-item>
                  <text:p text:style-name="P62">이 길을 곧장「まっすぐ 가면 역에 도착합니까?</text:p>
                </text:list-item>
                <text:list-item>
                  <text:p text:style-name="P62">날씨는 서쪽에서 변한다라는 건 사실인가요?</text:p>
                </text:list-item>
                <text:list-item>
                  <text:p text:style-name="P62">백설탕은 몸에 나쁘다「悪い라는 건 사실인가요?</text:p>
                </text:list-item>
              </text:list>
            </text:list-item>
          </text:list>
        </text:list-item>
      </text:list>
      <text:p text:style-name="P9"/>
      <text:p text:style-name="P6">[/ XXX] 20200522_193248</text:p>
      <text:p text:style-name="P5"/>
      <text:p text:style-name="P15"/>
      <text:p text:style-name="P6">[XXX] </text:p>
      <text:list xml:id="list1130634102761549445" text:style-name="L92">
        <text:list-item>
          <text:p text:style-name="P43">먹이주기</text:p>
          <text:list>
            <text:list-item>
              <text:p text:style-name="P43">돈 ~ / 류 ~ / 2 마리 +</text:p>
            </text:list-item>
            <text:list-item>
              <text:p text:style-name="P43">크로는 땅에 내려 오지 않았다. 옹벽 위에 머물고있다. 앞발을 잡으려고 시도하면 뒤로 도망 간다. クロは、地面に降りてこなかった。擁壁の上に留まっている。前足を掴もうとすると、後ろへ逃げる。</text:p>
            </text:list-item>
          </text:list>
        </text:list-item>
        <text:list-item>
          <text:p text:style-name="P43">신체</text:p>
          <text:list>
            <text:list-item>
              <text:p text:style-name="P43">배가 아픈 것은 상당히 낮아졌다. お腹が痛いのは、随分、低くなった。</text:p>
            </text:list-item>
            <text:list-item>
              <text:p text:style-name="P43">항문 주위의 저린 감. 계속되고있다. 肛門の周りの、痺れる感覚。続いている。</text:p>
            </text:list-item>
          </text:list>
        </text:list-item>
        <text:list-item>
          <text:p text:style-name="P43">음악</text:p>
          <text:list>
            <text:list-item>
              <text:p text:style-name="P72"><text:span text:style-name="T3">키보드. 연주, 계속하고 있어요. <text:s/>/ やり方は、変えました。방식은 바꾸었습니다. / これまでは、１時間、あるいは、１時間半。時間を、まとめて充</text:span><text:soft-page-break/><text:span text:style-name="T3">てていました。지금까지는 1 시간 또는 1 시간 반. 시간을 한꺼번에 충당했었습니다. / 昨日は、違いました。어제는 달랐습니다. / 一回に、２０分から４０分ぐらいを、充てました。それらのセッションを、数回、行いました。한 번에 20 분정도부터 40 분 정도를 할애했습니다. 그런 세션을 여러 번 실행했어요.</text:span></text:p>
            </text:list-item>
          </text:list>
        </text:list-item>
        <text:list-item>
          <text:p text:style-name="P43">자유작문</text:p>
          <text:list>
            <text:list-item>
              <text:p text:style-name="P72"><text:span text:style-name="T3">目薬を使ってますか？안약을 사용하고 있어요? / はい。冬には、毎年、使います。예. 겨울에는 매년 사용합니다. / 왜 입니까? == 왜 인가하면,날씨가 추워</text:span><text:span text:style-name="T4">「寒く</text:span><text:span text:style-name="T3"> 되면, <text:s/>눈이 가려워서</text:span><text:span text:style-name="T4">「痒く</text:span><text:span text:style-name="T3">되기 때문이에요. 견딜 수 없을</text:span><text:span text:style-name="T4">「耐えられない</text:span><text:span text:style-name="T3"> 정도로 이에요.</text:span></text:p>
            </text:list-item>
          </text:list>
        </text:list-item>
      </text:list>
      <text:p text:style-name="P9"/>
      <text:p text:style-name="P6">[/ XXX] 20200523_144205</text:p>
      <text:p text:style-name="P5"/>
      <text:p text:style-name="P15"/>
      <text:p text:style-name="P6">[XXX] </text:p>
      <text:list xml:id="list5405826010086347032" text:style-name="L93">
        <text:list-item>
          <text:p text:style-name="P44">먹이주기</text:p>
          <text:list>
            <text:list-item>
              <text:p text:style-name="P44">돈 ~ / 류 ~ / 2 마리 +</text:p>
            </text:list-item>
            <text:list-item>
              <text:p text:style-name="P44">初め、クロだけが、擁壁にいる。今回は、自分から降りてくる。ゴロゴロをしばらく行う。じきに、ミケが、「ニャア」と鳴きながら、出てくる。처음 크로 만, 옹벽 위에 있다. 이번에는 자신으로부터 내려 온다. 데굴 데굴을 잠시 한다. 곧, 미케가 "야옹"라고 울면서, 나온다.</text:p>
            </text:list-item>
            <text:list-item>
              <text:p text:style-name="P44">미케의 허리<text:span text:style-name="T10">「腰</text:span> 갈아함<text:span text:style-name="T10">「摩り</text:span>. 최근에는 허리를 갈아하고 있을 때 미케는 <text:soft-page-break/>도단처럼 바닥<text:span text:style-name="T10">「地面</text:span>에 누워는<text:span text:style-name="T10">「横たわる</text:span> 것이 있다.</text:p>
            </text:list-item>
          </text:list>
        </text:list-item>
        <text:list-item>
          <text:p text:style-name="P44">신체</text:p>
          <text:list>
            <text:list-item>
              <text:p text:style-name="P44">위<text:span text:style-name="T10">「胃</text:span>의 통증<text:span text:style-name="T10">「痛み</text:span>은 없어졌다.</text:p>
            </text:list-item>
            <text:list-item>
              <text:p text:style-name="P44">膝の脱力感。今朝は、まだある。起きた直後は、感じない。飲み物を持ってくる頃、感じ始める。무릎의 약점감. 오늘 아침은 아직 있다. 일어난 직후에는 느끼지 않는다. 그러나, 않지만, 음료를 가져올 때 느낌 시작한다.</text:p>
            </text:list-item>
          </text:list>
        </text:list-item>
        <text:list-item>
          <text:p text:style-name="P44">자유작문</text:p>
          <text:list>
            <text:list-item>
              <text:p text:style-name="P44">동물의 털<text:span text:style-name="T10">「毛</text:span>과 사람의 머리카락<text:span text:style-name="T10">「髪の毛</text:span>. 서로<text:span text:style-name="T10">「互いに</text:span> 어떻게 다를까<text:span text:style-name="T10">「違うか</text:span>?</text:p>
            </text:list-item>
            <text:list-item>
              <text:p text:style-name="P44">내 위<text:span text:style-name="T10">「胃</text:span>가 아프게<text:span text:style-name="T10">「痛く</text:span> 된 원인은 무엇일까?</text:p>
            </text:list-item>
            <text:list-item>
              <text:p text:style-name="P44">나는 자주<text:span text:style-name="T10">「頻繁に</text:span> 화장실에 가고 있습니다. / 화장실에 뭐하러<text:span text:style-name="T10">「何をしに</text:span> 갑니까? / 배변<text:span text:style-name="T10">「排便</text:span>하기 위해 갑니다.</text:p>
            </text:list-item>
            <text:list-item>
              <text:p text:style-name="P44">오늘 아침 다시 새들이 집의 주변<text:span text:style-name="T10">「周辺</text:span>에서 울고<text:span text:style-name="T10">「鳴いて</text:span> 있어요.</text:p>
            </text:list-item>
          </text:list>
        </text:list-item>
        <text:list-item>
          <text:p text:style-name="P44">自由写文</text:p>
          <text:list>
            <text:list-item>
              <text:p text:style-name="P44">为什么您喜欢器乐吗？您喜欢歌曲吗？／ 我不喜欢歌曲。／ 为什么？／ 歌曲呀，我根本不喜欢诗歌。／ 为何？／ 诗歌误导人心。／ 什么意思？／ 比如说，假设一位有发达障碍的孩子。诗人作诗。为这个孩子感到难过呀，同情呀。常常说“哦，我鼓励你喔！” ／ 这些发言，很普通的行为，是不是？大家都做那样吧。／ 是。但是呢，这个孩子需要训练。</text:p>
            </text:list-item>
            <text:list-item>
              <text:p text:style-name="P44"><text:soft-page-break/>我觉得。语言呀，到核心的道路，语言把它却阻碍。</text:p>
            </text:list-item>
          </text:list>
        </text:list-item>
        <text:list-item>
          <text:p text:style-name="P44">свободное написание</text:p>
          <text:list>
            <text:list-item>
              <text:p text:style-name="P44">раз[once в ме'сяц[month я хожу'[go к стомато'логу[dentist.</text:p>
            </text:list-item>
            <text:list-item>
              <text:p text:style-name="P44">Я не вожу[drive машину[car.</text:p>
            </text:list-item>
            <text:list-item>
              <text:p text:style-name="P44">Я ем еду'[meal два раза в день.</text:p>
            </text:list-item>
            <text:list-item>
              <text:p text:style-name="P44">когда я пишу'[write предложе'ния[sentences, я испо'льзую[use ле'вую[left ру'ку[hand.</text:p>
            </text:list-item>
          </text:list>
        </text:list-item>
      </text:list>
      <text:p text:style-name="P9"/>
      <text:p text:style-name="P6">[/ XXX] 20200524_105140</text:p>
      <text:p text:style-name="P5"/>
      <text:p text:style-name="P15"/>
      <text:p text:style-name="P6">[XXX] 20200524_170017</text:p>
      <text:list xml:id="list2356184954960082650" text:style-name="L94">
        <text:list-item>
          <text:p text:style-name="P45">생각할 것</text:p>
          <text:list>
            <text:list-item>
              <text:p text:style-name="P45">지금까지 만들진 것을 자신 안에 도입하고, 도입 한 것을 사용하고, 요구 된 것을 만든다. ==&gt; 나에게는 무리이에요.</text:p>
            </text:list-item>
            <text:list-item>
              <text:p text:style-name="P73"><text:span text:style-name="T3">지금 이제 있는 것을 더욱</text:span><text:span text:style-name="T4">「より</text:span><text:span text:style-name="T3"> 효율적</text:span><text:span text:style-name="T4">「効率的</text:span><text:span text:style-name="T3">으로 회전</text:span><text:span text:style-name="T4">「回転</text:span><text:span text:style-name="T3">시킴. 왠지</text:span><text:span text:style-name="T4">「なんだか</text:span><text:span text:style-name="T3">, 피곤 버리는</text:span><text:span text:style-name="T4">「疲れてしまう</text:span><text:span text:style-name="T3">거야</text:span><text:span text:style-name="T4">「んだよ</text:span><text:span text:style-name="T3">. 내가 더 그것에 힘을 더하는</text:span><text:span text:style-name="T4">「加える</text:span><text:span text:style-name="T3"> 의미는 뭣입니까?</text:span></text:p>
            </text:list-item>
            <text:list-item>
              <text:p text:style-name="P73"><text:span text:style-name="T3">차라리</text:span><text:span text:style-name="T4">「いっそのこと</text:span><text:span text:style-name="T3"> 죽은</text:span><text:span text:style-name="T4">「死んだ</text:span><text:span text:style-name="T3"> 쪽이</text:span><text:span text:style-name="T4">「方が</text:span><text:span text:style-name="T3"> 좋을까?</text:span></text:p>
            </text:list-item>
            <text:list-item>
              <text:p text:style-name="P73"><text:span text:style-name="T3">죽는다면</text:span><text:span text:style-name="T4">「死ぬのなら</text:span><text:span text:style-name="T3">, 그 전에 해버리고</text:span><text:span text:style-name="T4">「やってみる</text:span><text:span text:style-name="T3"> 싶은 건 있을까요?</text:span></text:p>
            </text:list-item>
            <text:list-item>
              <text:p text:style-name="P73"><text:span text:style-name="T3">시작하고 아직</text:span><text:span text:style-name="T4">「まだ</text:span><text:span text:style-name="T3"> 끝내지</text:span><text:span text:style-name="T4">「終えて</text:span><text:span text:style-name="T3"> 않은</text:span><text:span text:style-name="T4">「いない</text:span><text:span text:style-name="T3"> 건 있을까요?</text:span></text:p>
            </text:list-item>
          </text:list>
        </text:list-item>
      </text:list>
      <text:p text:style-name="P9"/>
      <text:p text:style-name="P6">[/ XXX] 20200524_172018</text:p>
      <text:p text:style-name="P5"><text:soft-page-break/></text:p>
      <text:p text:style-name="P15"/>
      <text:p text:style-name="P6">[XXX] 20200525_140116</text:p>
      <text:list xml:id="list7574076000738028920" text:style-name="L95">
        <text:list-item>
          <text:p text:style-name="P47">먹이주기</text:p>
          <text:list>
            <text:list-item>
              <text:p text:style-name="P47">돈 ~ / 류 ~ / 2 마리 +</text:p>
            </text:list-item>
            <text:list-item>
              <text:p text:style-name="P47">크로는 다시 자신에서 옹벽에 돌아<text:span text:style-name="T10">「戻って</text:span> 간다.</text:p>
            </text:list-item>
            <text:list-item>
              <text:p text:style-name="P47">두 마리 모두 고체음식은 별로<text:span text:style-name="T10">「あまり</text:span> 먹지 않는다.</text:p>
            </text:list-item>
          </text:list>
        </text:list-item>
        <text:list-item>
          <text:p text:style-name="P47">식사</text:p>
          <text:list>
            <text:list-item>
              <text:p text:style-name="P47">점심은 오후 2시경에 먹었다.</text:p>
            </text:list-item>
          </text:list>
        </text:list-item>
        <text:list-item>
          <text:p text:style-name="P47">신체</text:p>
          <text:list>
            <text:list-item>
              <text:p text:style-name="P47">항문<text:span text:style-name="T10">「肛門</text:span> 주변의 약점감<text:span text:style-name="T10">「脱力感</text:span>. 아직 있어.</text:p>
            </text:list-item>
          </text:list>
        </text:list-item>
        <text:list-item>
          <text:p text:style-name="P47">기타</text:p>
          <text:list>
            <text:list-item>
              <text:p text:style-name="P47">어제는 목욕<text:span text:style-name="T10">「風呂</text:span>후, 방으로<text:span text:style-name="T10">「部屋に</text:span> 돌아온<text:span text:style-name="T10">「戻った</text:span> 후에도 키보드를 연주했다. 몇 곡을<text:span text:style-name="T10">「いくつかの曲を</text:span> 녹화<text:span text:style-name="T10">「録画</text:span>했다.</text:p>
            </text:list-item>
          </text:list>
        </text:list-item>
      </text:list>
      <text:p text:style-name="P10"/>
      <text:p text:style-name="P6">[/ XXX] 20200525_141902</text:p>
      <text:p text:style-name="P5"/>
      <text:p text:style-name="P15"/>
      <text:p text:style-name="P6">[XXX] </text:p>
      <text:list xml:id="list65766268881475167" text:style-name="L96">
        <text:list-item>
          <text:p text:style-name="P48">먹이주기</text:p>
          <text:list>
            <text:list-item>
              <text:p text:style-name="P48">돈 ~ / 류 ~ / 2 마리 +</text:p>
            </text:list-item>
            <text:list-item>
              <text:p text:style-name="P48">크로. 다시, 마찬가지로, 자신으로 옹벽 위에 돌아 갔다.</text:p>
            </text:list-item>
          </text:list>
        </text:list-item>
        <text:list-item>
          <text:p text:style-name="P48">식사</text:p>
          <text:list>
            <text:list-item>
              <text:p text:style-name="P48">점심은 다시 오후에서 먹었다. 전날과는 달리, 어제는 2시 좀 전에 먹었다.</text:p>
            </text:list-item>
          </text:list>
        </text:list-item>
        <text:list-item>
          <text:p text:style-name="P48">활동</text:p>
          <text:list>
            <text:list-item>
              <text:p text:style-name="P48">어제는 오랜만에 물리학 분야의 사항을 조사했다. </text:p>
              <text:list>
                <text:list-item>
                  <text:p text:style-name="P48">"eman" 씨의 웹 사이트. 주제는 상대성 이론. 메모를 하면서, 기사를 읽어했다.</text:p>
                </text:list-item>
              </text:list>
            </text:list-item>
          </text:list>
        </text:list-item>
        <text:list-item>
          <text:p text:style-name="P48">신체</text:p>
          <text:list>
            <text:list-item>
              <text:p text:style-name="P48">항문<text:span text:style-name="T10">「肛門</text:span> 주변의 약점감: 전날과 변하지 않고<text:span text:style-name="T10">「変わらず</text:span>, 계속되고 있<text:soft-page-break/>어. </text:p>
            </text:list-item>
            <text:list-item>
              <text:p text:style-name="P48">다만<text:span text:style-name="T10">「ただ、</text:span>, 약점감을 느끼고있는 부분의 안쪽<text:span text:style-name="T10">「内側</text:span>으로,　깊은<text:span text:style-name="T10">「深い</text:span> 곳에서, 뭔가<text:span text:style-name="T10">「何かしら</text:span> 딱딱한<text:span text:style-name="T10">「硬い</text:span> 것을 느낀다.</text:p>
            </text:list-item>
          </text:list>
        </text:list-item>
        <text:list-item>
          <text:p text:style-name="P48">음악</text:p>
          <text:list>
            <text:list-item>
              <text:p text:style-name="P48">변하지 않고, 짧은<text:span text:style-name="T10">「短い</text:span> 세션을 몇 번 시행<text:span text:style-name="T10">「実行</text:span>했다.</text:p>
            </text:list-item>
          </text:list>
        </text:list-item>
        <text:list-item>
          <text:p text:style-name="P48">기타</text:p>
          <text:list>
            <text:list-item>
              <text:p text:style-name="P48">자기<text:span text:style-name="T10">「寝る</text:span> 직전<text:span text:style-name="T10">「直前</text:span>에 기독교의 성경을 읽고있다.</text:p>
              <text:list>
                <text:list-item>
                  <text:p text:style-name="P48">어젯밤은 마태 복음서<text:span text:style-name="T10">「福音書</text:span>. 가라지<text:span text:style-name="T10">「毒麦</text:span>의 비유<text:span text:style-name="T10">「例え</text:span>. 빵<text:span text:style-name="T10">「パン과 물고기「魚</text:span>을 나누는<text:span text:style-name="T10">「分ける</text:span> 이야기.</text:p>
                </text:list-item>
              </text:list>
            </text:list-item>
          </text:list>
        </text:list-item>
      </text:list>
      <text:p text:style-name="P10"/>
      <text:p text:style-name="P6">[/ XXX] 20200526_104854</text:p>
      <text:p text:style-name="P5"/>
      <text:p text:style-name="P15"/>
      <text:p text:style-name="P6">[XXX] 20200527_081529</text:p>
      <text:p text:style-name="P10">myself / Korean / orig / </text:p>
      <text:p text:style-name="P10"/>
      <text:list xml:id="list6872306800067786561" text:style-name="L97">
        <text:list-item>
          <text:p text:style-name="P49">먹이주기</text:p>
          <text:list>
            <text:list-item>
              <text:p text:style-name="P49">돈 ~ / 류 ~ / 2 마리 +</text:p>
            </text:list-item>
            <text:list-item>
              <text:p text:style-name="P49">미케는 어젯밤 자신으로 땅에 거짓말했다.</text:p>
            </text:list-item>
          </text:list>
        </text:list-item>
        <text:list-item>
          <text:p text:style-name="P49">식사</text:p>
          <text:list>
            <text:list-item>
              <text:p text:style-name="P49">다시 점심은 오후 2시경 먹었다.</text:p>
            </text:list-item>
            <text:list-item>
              <text:p text:style-name="P49">그 때, 단품물<text:span text:style-name="T10">「単品物</text:span>도 했다.</text:p>
            </text:list-item>
            <text:list-item>
              <text:p text:style-name="P49">건빵<text:span text:style-name="T10">「カンパン</text:span>은 먹지 않는다. 초콜릿도.</text:p>
            </text:list-item>
            <text:list-item>
              <text:p text:style-name="P49">초콜릿도는 구입도 하지 않는다.</text:p>
            </text:list-item>
            <text:list-item>
              <text:p text:style-name="P49">어젯밤, 공원에 갈 전에 이나개야 슈퍼에 갔다. 저기에서, 초콜릿을 팔고 있지만, 사지 않았다.</text:p>
            </text:list-item>
          </text:list>
        </text:list-item>
        <text:list-item>
          <text:p text:style-name="P49">신체</text:p>
          <text:list>
            <text:list-item>
              <text:p text:style-name="P49">항문 주변. 약점감 → 약간 아직 있어. 전날과 비교하면, 변하고 있어.</text:p>
            </text:list-item>
          </text:list>
        </text:list-item>
      </text:list>
      <text:p text:style-name="P9"/>
      <text:p text:style-name="P6">[/ XXX] 20200527_083952</text:p>
      <text:p text:style-name="P5"/>
      <text:p text:style-name="P15"/>
      <text:p text:style-name="P6"><text:soft-page-break/>[XXX] </text:p>
      <text:p text:style-name="P10">myself / Korean / orig / 20200527_182434</text:p>
      <text:p text:style-name="P10"/>
      <text:list xml:id="list3359412263846678351" text:style-name="L98">
        <text:list-item>
          <text:p text:style-name="P50">오늘 한 일</text:p>
          <text:list>
            <text:list-item>
              <text:p text:style-name="P50">산스크리트어를 공부했다. 어제 시작했다. / 어떻게 공부하고 있어요? – 글<text:span text:style-name="T10">「文章</text:span>을 읽고 있습니다. / 어떤<text:span text:style-name="T10">「どんな</text:span> 글입니까? – 리그베다 입니다.<text:span text:style-name="T10"> / <text:s/>상당히 어려운 글을 읽고 있군요. – 그렇지도 아니고, 누구는 와우, 굉장하다. 그런 일이 쓰여져 있습니다. 지금 읽고있는 부분에서은.</text:span></text:p>
            </text:list-item>
          </text:list>
        </text:list-item>
        <text:list-item>
          <text:p text:style-name="P50">일상 회화.</text:p>
          <text:list>
            <text:list-item>
              <text:p text:style-name="P63">お名前は、なんとおっしゃいますか？이름은 뭐라고 말씀 하시겠습니까?</text:p>
            </text:list-item>
            <text:list-item>
              <text:p text:style-name="P63">何年生ですか？몇 학년입니까?</text:p>
            </text:list-item>
            <text:list-item>
              <text:p text:style-name="P63">学校は、どうですか？학교는 어떻습니까? 지루함「退屈을 느끼나요? 바쁜가요「忙しいですか?</text:p>
            </text:list-item>
          </text:list>
        </text:list-item>
      </text:list>
      <text:p text:style-name="P9"/>
      <text:p text:style-name="P6">[/ XXX] 20200527_183950</text:p>
      <text:p text:style-name="P5"/>
      <text:p text:style-name="P15"/>
      <text:p text:style-name="P5"/>
      <text:p text:style-name="P6">[XXX] </text:p>
      <text:p text:style-name="P10">myself / Korean / orig / 20200528_091131</text:p>
      <text:p text:style-name="P10"/>
      <text:list xml:id="list5542084482772656145" text:style-name="L99">
        <text:list-item>
          <text:p text:style-name="P51">먹이주기</text:p>
          <text:list>
            <text:list-item>
              <text:p text:style-name="P51">돈 ~ / 류 ~ / 2 마리 +</text:p>
            </text:list-item>
            <text:list-item>
              <text:p text:style-name="P51">미케는 오지 않았다. 보도 쪽까지 가서 울타리 안을 들여다했다<text:span text:style-name="T10">「覗いた</text:span>. 舌を、「チュッ、チュッ、」と、鳴らした。少しの間、そこで待っていた。来ない。 혀를 "튼, 튼,"라고 울렸다. 잠시 거기서 기다리고 있었다. 오지 않는다.</text:p>
            </text:list-item>
          </text:list>
        </text:list-item>
        <text:list-item>
          <text:p text:style-name="P51">식사</text:p>
          <text:list>
            <text:list-item>
              <text:p text:style-name="P51">다시 오후에 먹었다. 다만, 2시 지나<text:span text:style-name="T10">「過ぎに</text:span> 아니고, <text:s/>1시 반 지나에.</text:p>
            </text:list-item>
          </text:list>
        </text:list-item>
        <text:list-item>
          <text:p text:style-name="P51">신체</text:p>
          <text:list>
            <text:list-item>
              <text:p text:style-name="P51">항문 주변. 약점감 → 감각<text:span text:style-name="T10">「感覚</text:span>에 변화 있어.</text:p>
            </text:list-item>
          </text:list>
        </text:list-item>
        <text:list-item>
          <text:p text:style-name="P51"><text:soft-page-break/>자유 작문</text:p>
          <text:list>
            <text:list-item>
              <text:p text:style-name="P51">최근<text:span text:style-name="T10">「最近</text:span> 스마트 폰을 교체<text:span text:style-name="T10">「交換</text:span>했어요. / 어떤 기종<text:span text:style-name="T10">「機種</text:span>와 교체했어요? 애플입니까? --- 아니오. 화웨이의 기종에 했어요. / 왜 화웨이 입니까? --- 애플은 절대 싫었다. 일본 업체의 기종은 매력을 느끼지 않았다. 삼성은 원래에서 애플을 모방하고 있는 인상이 있었다. 그래서, 싫었다. 아마, 부당한 의견 것이지만. 아마, 미디어에서 편향된<text:span text:style-name="T10">「偏向した</text:span> 정보 만 당겨<text:span text:style-name="T10">「引き出して</text:span>있을 것이지만.</text:p>
            </text:list-item>
          </text:list>
        </text:list-item>
      </text:list>
      <text:p text:style-name="P9"/>
      <text:p text:style-name="P6">[/ XXX] 20200528_094448</text:p>
      <text:p text:style-name="P5"/>
      <text:p text:style-name="P15"/>
      <text:p text:style-name="P6">[XXX] </text:p>
      <text:p text:style-name="P10">myself / Korean / orig / 20200530_093518</text:p>
      <text:p text:style-name="P10"/>
      <text:list xml:id="list7962450383208133265" text:style-name="L100">
        <text:list-item>
          <text:p text:style-name="P52">먹이주기</text:p>
          <text:list>
            <text:list-item>
              <text:p text:style-name="P52">돈 + / 류 ~ / 2 마리 +</text:p>
              <text:list>
                <text:list-item>
                  <text:p text:style-name="P52">돈. 두 마리에 먹이를 준 뒤, 자전거를 두고<text:span text:style-name="T10">「置いて</text:span>있는 장소로 돌아갔다<text:span text:style-name="T10">「戻った</text:span>. 그러자<text:span text:style-name="T10">「すると</text:span>, 돈이 체육관<text:span text:style-name="T10">「体育館</text:span> 부지<text:span text:style-name="T10">「敷地</text:span>의 울타리에서 나왔다.</text:p>
                </text:list-item>
                <text:list-item>
                  <text:p text:style-name="P52">크로 : 옹벽 위에서 먹어있는 때. 먹이의 파편<text:span text:style-name="T10">「破片</text:span>이 흩어져<text:span text:style-name="T10">「散らばって</text:span> 버렸다. 그 파편을 모아라로<text:span text:style-name="T10">「集めるために</text:span> 자신의 손가락<text:span text:style-name="T10">「手の指</text:span>으로 파편을 모아다<text:span text:style-name="T10">「集める</text:span>. 그러자, 크로는 돌출<text:span text:style-name="T10">「突き出し</text:span> 울타리 쪽으로 가서 버린다<text:span text:style-name="T10">「行ってしまう</text:span>.</text:p>
                </text:list-item>
              </text:list>
            </text:list-item>
          </text:list>
        </text:list-item>
        <text:list-item>
          <text:p text:style-name="P52">신체</text:p>
          <text:list>
            <text:list-item>
              <text:p text:style-name="P52">왼발<text:span text:style-name="T10">「左足</text:span> 갑<text:span text:style-name="T10">「甲</text:span>. <text:span text:style-name="T10">중간의 발목「足首 쪽의 부분. 부어있다. 아프다.</text:span></text:p>
              <text:list>
                <text:list-item>
                  <text:p text:style-name="P64">대응 → 아픈 부분을 문질러했다「摩擦した.</text:p>
                </text:list-item>
              </text:list>
            </text:list-item>
          </text:list>
        </text:list-item>
        <text:list-item>
          <text:p text:style-name="P64">자유 작문</text:p>
          <text:list>
            <text:list-item>
              <text:p text:style-name="P64">рядом[near с моим домом, есть парк. и в етом парке, живут кошки. Я даю им[them еду[food.</text:p>
            </text:list-item>
            <text:list-item>
              <text:p text:style-name="P64">音乐。主意在我的脑海里浮现来。我打开键盘pan2。我将手机设置在键盘上。我按an4下手机的录音按钮niu3。录音开始。</text:p>
            </text:list-item>
            <text:list-item>
              <text:p text:style-name="P52"><text:span text:style-name="T10">anoche[last night. Encendi[lit mí PC. empecé[started un programa. ¿Que´ hace este programa? este programa se encarga[takes care del </text:span><text:soft-page-break/><text:span text:style-name="T10">comercio[trade. / ¿que´ comericio? --- para comprar[buy y vender[sell moneda[currency extranjera.</text:span></text:p>
            </text:list-item>
          </text:list>
        </text:list-item>
      </text:list>
      <text:p text:style-name="P9"/>
      <text:p text:style-name="P6">[/ XXX] 20200530_103954</text:p>
      <text:p text:style-name="P15"/>
      <text:p text:style-name="P6">[XXX] </text:p>
      <text:p text:style-name="P10">myself / Korean / orig / 20200530_180653</text:p>
      <text:p text:style-name="P10"/>
      <text:list xml:id="list8649291291196372122" text:style-name="L101">
        <text:list-item>
          <text:p text:style-name="P53">tome</text:p>
          <text:list>
            <text:list-item>
              <text:p text:style-name="P53">41418 : 우선<text:span text:style-name="T10">「まずは</text:span>, 음악과 CO2 를 하자.</text:p>
            </text:list-item>
            <text:list-item>
              <text:p text:style-name="P53">41364 <text:s/>: 곡<text:span text:style-name="T10">「曲</text:span>을 보고 곡을 만들자.</text:p>
            </text:list-item>
            <text:list-item>
              <text:p text:style-name="P53">40326 : 경제에 대한 조사함. 40% 를 이해하면, 충분하다.</text:p>
            </text:list-item>
            <text:list-item>
              <text:p text:style-name="P53">39173 : 공원에 와 있었던 고양이들. 지금도 내 속에서 살고 있어요. 토라, 타마, 미이도 그렇죠. 지로도.</text:p>
            </text:list-item>
            <text:list-item>
              <text:p text:style-name="P53">38998 : PTSD에 관한 책을 읽자. 자신을 치료하자.</text:p>
            </text:list-item>
            <text:list-item>
              <text:p text:style-name="P53">38834 : 자위<text:span text:style-name="T10">「自慰</text:span> 를 아무래도<text:span text:style-name="T10">「どうしても</text:span> 해버린다. 그러나, 분할은 안해.</text:p>
            </text:list-item>
            <text:list-item>
              <text:p text:style-name="P53">38735 : 스즈키 쇼우산. 그가 지금 살아 있었다면, 어디로 갈까?</text:p>
            </text:list-item>
            <text:list-item>
              <text:p text:style-name="P53"/>
            </text:list-item>
          </text:list>
        </text:list-item>
      </text:list>
      <text:p text:style-name="P9"/>
      <text:p text:style-name="P6">[/ XXX] 20200530_183201</text:p>
      <text:p text:style-name="P2"/>
      <text:p text:style-name="P15"/>
      <text:p text:style-name="P2"/>
      <text:p text:style-name="P6">[XXX] </text:p>
      <text:p text:style-name="P10">myself / Korean / orig / 20200531_105007</text:p>
      <text:p text:style-name="P10"/>
      <text:list xml:id="list2616918042205689008" text:style-name="L102">
        <text:list-item>
          <text:p text:style-name="P54">먹이주기</text:p>
          <text:list>
            <text:list-item>
              <text:p text:style-name="P54">돈 ~ / 류 ~ / 2 마리 +</text:p>
            </text:list-item>
            <text:list-item>
              <text:p text:style-name="P54">돈은 오지 않았다.</text:p>
            </text:list-item>
            <text:list-item>
              <text:p text:style-name="P54"><text:soft-page-break/>크로는 나가 옹벽에 도착했을 때, 크로는 나가 옹벽에 도착했을 때, 내려오지 않는다. 먼저<text:span text:style-name="T10">「まず</text:span> 미케를 내린 후, 아직 이쪽을<text:span text:style-name="T10">「こちらを</text:span> 보고 있다. 앞발의 기지<text:span text:style-name="T10">「付け根</text:span>를 잡고<text:span text:style-name="T10">「支えて</text:span>, 지면<text:span text:style-name="T10">「地面</text:span>에 내린다.</text:p>
            </text:list-item>
          </text:list>
        </text:list-item>
        <text:list-item>
          <text:p text:style-name="P54">신체</text:p>
          <text:list>
            <text:list-item>
              <text:p text:style-name="P54">왼발 갑의 붓기<text:span text:style-name="T10">「腫れ</text:span>. 아직 계속되고 있어. 정좌<text:span text:style-name="T10">「正座</text:span> 한 때의 통중<text:span text:style-name="T10">「疼痛</text:span>. 다소<text:span text:style-name="T10">「やや</text:span> 완화<text:span text:style-name="T10">「緩和</text:span>했다.</text:p>
            </text:list-item>
          </text:list>
        </text:list-item>
        <text:list-item>
          <text:p text:style-name="P54">자유 작문</text:p>
          <text:list>
            <text:list-item>
              <text:p text:style-name="P54">비가 내리고 있다<text:span text:style-name="T10">「降っている</text:span>. 비가 내리고 있었다<text:span text:style-name="T10">「降っていた</text:span>. 비가 왔다<text:span text:style-name="T10">「降った</text:span>.<text:span text:style-name="T10"> 비가 내린다「降る. 비가 내렸다「降った.</text:span></text:p>
            </text:list-item>
          </text:list>
        </text:list-item>
        <text:list-item>
          <text:p text:style-name="P65">PC</text:p>
          <text:list>
            <text:list-item>
              <text:p text:style-name="P65">我在PC上在使用Windows。操作系统是Windows7。对这版本的官方支持， 已经终止了。好像因为这个事情，时常在屏幕上被揭jie1示一张信息文章，说“支持完了。交换到新版本”</text:p>
            </text:list-item>
          </text:list>
        </text:list-item>
        <text:list-item>
          <text:p text:style-name="P65">taqsu-weather]طقس</text:p>
        </text:list-item>
      </text:list>
      <table:table table:name="表23" table:style-name="表23">
        <table:table-column table:style-name="表23.A" table:number-columns-repeated="3"/>
        <table:table-row>
          <table:table-cell table:style-name="表23.A1" office:value-type="string">
            <text:p text:style-name="P11"><text:s/>.yesterday-alamsi]الأمس</text:p>
          </table:table-cell>
          <table:table-cell table:style-name="表23.A1" office:value-type="string">
            <text:p text:style-name="P11">mushamis-sunny]مشمس</text:p>
          </table:table-cell>
          <table:table-cell table:style-name="表23.C1" office:value-type="string">
            <text:p text:style-name="P19"/>
          </table:table-cell>
        </table:table-row>
      </table:table>
      <text:p text:style-name="P11"/>
      <text:p text:style-name="P9"/>
      <text:p text:style-name="P6">[/ XXX] 20200531_113058</text:p>
      <text:p text:style-name="P5"/>
      <text:p text:style-name="P15"/>
      <text:p text:style-name="P6">[XXX] </text:p>
      <text:p text:style-name="P10">myself / Korean / orig / 20200601_080632</text:p>
      <text:p text:style-name="P10"/>
      <text:list xml:id="list4919657739467259617" text:style-name="L103">
        <text:list-item>
          <text:p text:style-name="P55">먹이주기</text:p>
          <text:list>
            <text:list-item>
              <text:p text:style-name="P55"><text:span text:style-name="T12">돈 </text:span><text:span text:style-name="T6">~ / </text:span><text:span text:style-name="T12">류 </text:span><text:span text:style-name="T6">~ / 2 </text:span><text:span text:style-name="T12">마리 </text:span><text:span text:style-name="T6">+</text:span></text:p>
            </text:list-item>
            <text:list-item>
              <text:p text:style-name="P67">옹벽에 도착했을 때, 크로만 있어. 잠시 후 미케가 왔다.</text:p>
            </text:list-item>
            <text:list-item>
              <text:p text:style-name="P55"><text:span text:style-name="T6">허리</text:span><text:span text:style-name="T8">「腰</text:span><text:span text:style-name="T6"> 문지르</text:span><text:span text:style-name="T8">「摩り</text:span><text:span text:style-name="T6"> : 두 마리를 교대로</text:span><text:span text:style-name="T8">「交互に</text:span><text:span text:style-name="T6"> 문질러 주었다</text:span><text:span text:style-name="T8">「してあげた</text:span><text:span text:style-name="T6">.</text:span></text:p>
            </text:list-item>
          </text:list>
        </text:list-item>
        <text:list-item>
          <text:p text:style-name="P67">طقس</text:p>
        </text:list-item>
      </text:list>
      <text:section text:style-name="Sect1" text:name="セクション1">
        <text:list xml:id="list30222157" text:continue-numbering="true" text:style-name="L103">
          <text:list-item>
            <text:list>
              <text:list-item>
                <text:p text:style-name="P68">ghaima~cloudy]غاأما</text:p>
              </text:list-item>
              <text:list-item>
                <text:p text:style-name="P55"><text:span text:style-name="T6"><text:s/>/ masa</text:span><text:span text:style-name="T9">U</text:span><text:span text:style-name="T6">~evening]مساء</text:span></text:p>
              </text:list-item>
              <text:list-item>
                <text:p text:style-name="P67">tamt^iru~raining]تمطر</text:p>
              </text:list-item>
            </text:list>
          </text:list-item>
        </text:list>
      </text:section>
      <text:list xml:id="list30233478" text:continue-numbering="true" text:style-name="L103">
        <text:list-item>
          <text:p text:style-name="P67"><text:soft-page-break/>музыка</text:p>
          <text:list>
            <text:list-item>
              <text:p text:style-name="P67">Я играл[played на клавиатуре[keyboard.</text:p>
            </text:list-item>
            <text:list-item>
              <text:p text:style-name="P67">Я записал[录了 свои пьесы[戏xi4.</text:p>
            </text:list-item>
            <text:list-item>
              <text:p text:style-name="P67">статьи[文章 на тему контрапункта[对位法. Я их читаю[看了.</text:p>
            </text:list-item>
          </text:list>
        </text:list-item>
        <text:list-item>
          <text:p text:style-name="P67">afuera[to outside</text:p>
          <text:list>
            <text:list-item>
              <text:p text:style-name="P67">ayer[어제 por la tarde[밤에서, fui[갔다 a la tienda[가게, que esta´ cerca[근처에 있는. / ¿por que´ fui alli´ ? ~~ fui alli´ a comprar[사러 갔다. alimento[음식.</text:p>
            </text:list-item>
          </text:list>
        </text:list-item>
      </text:list>
      <text:p text:style-name="P9"/>
      <text:p text:style-name="P6">[/ XXX] 20200601_084811</text:p>
      <text:p text:style-name="P5"/>
      <text:p text:style-name="P15"/>
      <text:p text:style-name="P5"/>
      <text:p text:style-name="P6">[XXX] </text:p>
      <text:p text:style-name="P10">myself / diary / 20200601_135219</text:p>
      <text:p text:style-name="P10"/>
      <text:list xml:id="list2778113997414151236" text:style-name="L104">
        <text:list-item>
          <text:p text:style-name="P56">알게된 것</text:p>
          <text:list>
            <text:list-item>
              <text:p text:style-name="P56">재생<text:span text:style-name="T10">「再生</text:span> 가능 에너지. 그 에너지의 저장<text:span text:style-name="T10">「貯蔵</text:span> 형태로 액체 연료<text:span text:style-name="T10">「燃料</text:span>. / 저자에 따르면, 축전지<text:span text:style-name="T10">「蓄電池</text:span> 등의 수단보다 "중량<text:span text:style-name="T10">「重量</text:span>적으로" 더 좋다.</text:p>
            </text:list-item>
          </text:list>
        </text:list-item>
      </text:list>
      <text:p text:style-name="P9"/>
      <text:p text:style-name="P6">[/ XXX] </text:p>
      <text:p text:style-name="P2"/>
      <text:p text:style-name="P15"/>
      <text:p text:style-name="P6">[XXX] </text:p>
      <text:p text:style-name="P10">myself / diary / 20200602_060014</text:p>
      <text:p text:style-name="P10"/>
      <text:list xml:id="list3908144777537807408" text:style-name="L105">
        <text:list-item>
          <text:p text:style-name="P57">먹이주기</text:p>
          <text:list>
            <text:list-item>
              <text:p text:style-name="P57"><text:span text:style-name="T12">돈 </text:span><text:span text:style-name="T6">~ / </text:span><text:span text:style-name="T12">류 </text:span><text:span text:style-name="T6">~ / 두 </text:span><text:span text:style-name="T12">마리 </text:span><text:span text:style-name="T6">+</text:span></text:p>
            </text:list-item>
            <text:list-item>
              <text:p text:style-name="P69">비가 약간 <text:s/>내리고 있었다.</text:p>
            </text:list-item>
            <text:list-item>
              <text:p text:style-name="P57"><text:soft-page-break/><text:span text:style-name="T6">미케는 밖으로는</text:span><text:span text:style-name="T8">「外へは</text:span><text:span text:style-name="T6"> 나오지 않았다. 계속 울타리 안에 있었다.</text:span></text:p>
            </text:list-item>
            <text:list-item>
              <text:p text:style-name="P69">크로는 지상에 내려왔다. </text:p>
              <text:list>
                <text:list-item>
                  <text:p text:style-name="P69">일단 미케쪽으로 가서 먹이를 주었다.</text:p>
                </text:list-item>
                <text:list-item>
                  <text:p text:style-name="P57"><text:span text:style-name="T6">잠시 후 크로를 보면, 우산의 아래</text:span><text:span text:style-name="T8">「下</text:span><text:span text:style-name="T6">에 있어. 우산은 열려</text:span><text:span text:style-name="T8">「開いて</text:span><text:span text:style-name="T6"> 지상에 그대로</text:span><text:span text:style-name="T8">「そのまま</text:span><text:span text:style-name="T6"> 두고</text:span><text:span text:style-name="T8">「置いて</text:span><text:span text:style-name="T6">있어. 나에게서 우산을 내밀</text:span><text:span text:style-name="T8">「差し出す</text:span><text:span text:style-name="T6"> 때는 뒤로 물러나</text:span><text:span text:style-name="T8">「退いて</text:span><text:span text:style-name="T6"> 경계</text:span><text:span text:style-name="T8">「警戒</text:span><text:span text:style-name="T6">한다. </text:span></text:p>
                </text:list-item>
              </text:list>
            </text:list-item>
          </text:list>
        </text:list-item>
        <text:list-item>
          <text:p text:style-name="P57">신체</text:p>
        </text:list-item>
        <text:list-item>
          <text:p text:style-name="P57">음악</text:p>
        </text:list-item>
      </text:list>
      <text:p text:style-name="P9"/>
      <text:p text:style-name="P6">[/ XXX] 20200602_061637</text:p>
      <text:p text:style-name="P5"/>
      <text:p text:style-name="P15"/>
      <text:p text:style-name="P6">[XXX] </text:p>
      <text:p text:style-name="P10">myself / diary / 20200603_150259</text:p>
      <text:p text:style-name="P10"/>
      <text:list xml:id="list8285736725282161101" text:style-name="L106">
        <text:list-item>
          <text:p text:style-name="P58">먹이주기</text:p>
          <text:list>
            <text:list-item>
              <text:p text:style-name="P58"><text:span text:style-name="T12">돈 </text:span><text:span text:style-name="T6">~ / </text:span><text:span text:style-name="T12">류 +</text:span><text:span text:style-name="T6"> / 두 </text:span><text:span text:style-name="T12">마리 </text:span><text:span text:style-name="T6">+</text:span></text:p>
            </text:list-item>
            <text:list-item>
              <text:p text:style-name="P58">류가 왔다. 옹벽에 도착한 때 이제 저기에 있었다. </text:p>
            </text:list-item>
            <text:list-item>
              <text:p text:style-name="P58">크로도 있었다. 돌출 울타리의 뒤에서 가만히<text:span text:style-name="T10">「じっと</text:span> 있다. 나가 옹벽의 아래에 와서도 크로는 나오지않는다.</text:p>
            </text:list-item>
            <text:list-item>
              <text:p text:style-name="P58">문득 옹벽의 앞 쪽으로 보면, 한 고양이의 그림자<text:span text:style-name="T10">「影</text:span>. </text:p>
            </text:list-item>
            <text:list-item>
              <text:p text:style-name="P58">짧은 동안 후 그 그림자는 류이라고 알려졌다<text:span text:style-name="T10">「分かった</text:span>.</text:p>
            </text:list-item>
          </text:list>
        </text:list-item>
        <text:list-item>
          <text:p text:style-name="P58">신체</text:p>
          <text:list>
            <text:list-item>
              <text:p text:style-name="P58">좌골<text:span text:style-name="T10">「坐骨</text:span>의 폐쇄 구멍<text:span text:style-name="T10">「閉鎖孔</text:span>의 연선<text:span text:style-name="T10">「沿線</text:span>. 그 부분. 누르변<text:span text:style-name="T10">「押すと</text:span> 기분이 좋다.</text:p>
            </text:list-item>
          </text:list>
        </text:list-item>
        <text:list-item>
          <text:p text:style-name="P58">음악</text:p>
          <text:list>
            <text:list-item>
              <text:p text:style-name="P58">대위법의 학습. </text:p>
            </text:list-item>
            <text:list-item>
              <text:p text:style-name="P58">현탁음 : 화음<text:span text:style-name="T10">「和音</text:span>1부터 화음2로 옮긴다<text:span text:style-name="T10">「移る</text:span>.<text:span text:style-name="T10"> </text:span></text:p>
              <text:list>
                <text:list-item>
                  <text:p text:style-name="P66">그러나 화음1의 구성음「構成音 중 하나를 화음2의 속에 남겨「残して 둔다「置く.</text:p>
                </text:list-item>
              </text:list>
            </text:list-item>
          </text:list>
        </text:list-item>
      </text:list>
      <text:p text:style-name="P9"/>
      <text:p text:style-name="P6">[/ XXX] 20200603_152709</text:p>
      <text:p text:style-name="P2"><text:soft-page-break/></text:p>
      <text:p text:style-name="P15"/>
      <text:p text:style-name="P6">[XXX] </text:p>
      <text:p text:style-name="P10">myself / diary / 20200604_095419</text:p>
      <text:p text:style-name="P10"/>
      <text:list xml:id="list2541212298899903170" text:style-name="L107">
        <text:list-item>
          <text:p text:style-name="P59">먹이주기</text:p>
          <text:list>
            <text:list-item>
              <text:p text:style-name="P59"><text:span text:style-name="T12">돈 </text:span><text:span text:style-name="T6">~ / </text:span><text:span text:style-name="T12">류 ~</text:span><text:span text:style-name="T6"> / 두 </text:span><text:span text:style-name="T12">마리 </text:span><text:span text:style-name="T6">+</text:span></text:p>
            </text:list-item>
            <text:list-item>
              <text:p text:style-name="P70">처음 크로만 있었다. 데굴데굴을 잠시 하고 있었다.</text:p>
            </text:list-item>
            <text:list-item>
              <text:p text:style-name="P59"><text:span text:style-name="T6">그러자, 계단 근처의 옹벽 쪽에서 고양이의 소리</text:span><text:span text:style-name="T8">「声</text:span><text:span text:style-name="T6">.</text:span></text:p>
            </text:list-item>
            <text:list-item>
              <text:p text:style-name="P59"><text:span text:style-name="T6">처음에는 돈이라고 생각했지만, 한 소리 당 길이</text:span><text:span text:style-name="T8">「長さ</text:span><text:span text:style-name="T6">, 높낮이</text:span><text:span text:style-name="T8">「高低</text:span><text:span text:style-name="T6">의 추이</text:span><text:span text:style-name="T8">「推移</text:span><text:span text:style-name="T6"> 에서 미케라고 알려졌다.</text:span></text:p>
            </text:list-item>
            <text:list-item>
              <text:p text:style-name="P70">크로는 별로 먹지 않는다.</text:p>
            </text:list-item>
          </text:list>
        </text:list-item>
        <text:list-item>
          <text:p text:style-name="P59">신체</text:p>
          <text:list>
            <text:list-item>
              <text:p text:style-name="P59">신체의 문지르. 시작했다. <text:s/>/ 자기<text:span text:style-name="T10">「寝る</text:span> 전<text:span text:style-name="T10">「前</text:span>에. 스톱워치<text:span text:style-name="T10">「ストップウオッチ</text:span>를 사용한다. 1 분 동안 문지르 계속한다.</text:p>
            </text:list-item>
          </text:list>
        </text:list-item>
        <text:list-item>
          <text:p text:style-name="P59">음악</text:p>
          <text:list>
            <text:list-item>
              <text:p text:style-name="P59">키보드. 계속하고 있어.</text:p>
            </text:list-item>
          </text:list>
        </text:list-item>
      </text:list>
      <text:p text:style-name="P9"/>
      <text:p text:style-name="P6">[/ XXX] 20200604_101639</text:p>
      <text:p text:style-name="P5"/>
      <text:p text:style-name="P15"/>
      <text:p text:style-name="P5"/>
      <text:p text:style-name="P6">[XXX] </text:p>
      <text:p text:style-name="P10">myself / diary / 20200605_093657</text:p>
      <text:p text:style-name="P10"/>
      <text:list xml:id="list4946214239865376567" text:style-name="L108">
        <text:list-item>
          <text:p text:style-name="P60">먹이주기</text:p>
          <text:list>
            <text:list-item>
              <text:p text:style-name="P60"><text:span text:style-name="T12">돈 </text:span><text:span text:style-name="T6">~ / </text:span><text:span text:style-name="T12">류 ~</text:span><text:span text:style-name="T6"> / 두 </text:span><text:span text:style-name="T12">마리 </text:span><text:span text:style-name="T6">+</text:span></text:p>
            </text:list-item>
            <text:list-item>
              <text:p text:style-name="P60"><text:span text:style-name="T6">크로 : 자신으로 내려온다.</text:span></text:p>
              <text:list>
                <text:list-item>
                  <text:p text:style-name="P60"><text:span text:style-name="T6">미케의 허리 문지르을 하고 있으면, 크로는 옹벽에 돌아와 버린다.</text:span></text:p>
                </text:list-item>
              </text:list>
            </text:list-item>
          </text:list>
        </text:list-item>
        <text:list-item>
          <text:p text:style-name="P60">신체</text:p>
          <text:list>
            <text:list-item>
              <text:p text:style-name="P60">척추<text:span text:style-name="T10">「脊椎</text:span>, 또한 더 특정하여<text:span text:style-name="T10">「特定して</text:span> 말하면, 요추가 아프다.</text:p>
              <text:list>
                <text:list-item>
                  <text:p text:style-name="P60"><text:soft-page-break/>어떤 아픔 일까라고 말하면, 뼈가 부러 질 것 같은 아픔 이에요.</text:p>
                </text:list-item>
              </text:list>
            </text:list-item>
          </text:list>
        </text:list-item>
        <text:list-item>
          <text:p text:style-name="P60">음악</text:p>
          <text:list>
            <text:list-item>
              <text:p text:style-name="P60">대위법. 3 목소리의 선율<text:span text:style-name="T10">「旋律</text:span>. 보고 있던 웹 페이지에는 3목소리의 곡을 작성하자라고 말하고 있었지만, 설명을 읽고, 실제로 1 소절<text:span text:style-name="T10">「小節</text:span>을 만들기 시작하면, 종이에 쓰지 않으면, 종이<text:span text:style-name="T10">「紙</text:span>에 쓰지<text:span text:style-name="T10">「書か</text:span> 않으면, 뭘 어떻게 하면 좋을지 전혀<text:span text:style-name="T10">「まったく</text:span> 명확게<text:span text:style-name="T10">「明らかに</text:span> 안 됩니다.</text:p>
            </text:list-item>
          </text:list>
        </text:list-item>
      </text:list>
      <text:p text:style-name="P9"/>
      <text:p text:style-name="P6">[/ XXX] 20200605_095958</text:p>
      <text:p text:style-name="P2"/>
      <text:p text:style-name="P15">@@@</text:p>
      <text:p text:style-name="P6">[XXX] </text:p>
      <text:p text:style-name="P10">myself / diary / XXX</text:p>
      <text:p text:style-name="P10"/>
      <text:list xml:id="list1909050157072173506" text:style-name="L109">
        <text:list-item>
          <text:p text:style-name="P61">먹이주기</text:p>
        </text:list-item>
        <text:list-item>
          <text:p text:style-name="P61">신체</text:p>
        </text:list-item>
        <text:list-item>
          <text:p text:style-name="P61">음악</text:p>
        </text:list-item>
      </text:list>
      <text:p text:style-name="P9"/>
      <text:p text:style-name="P6">[/ XXX] 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6">[XXX] </text:p>
      <text:p text:style-name="P10">myself / diary / XXX</text:p>
      <text:p text:style-name="P10"/>
      <text:list xml:id="list30225987" text:continue-list="list2778113997414151236" text:style-name="L104">
        <text:list-item>
          <text:p text:style-name="P56">먹이주기</text:p>
        </text:list-item>
        <text:list-item>
          <text:p text:style-name="P56">신체</text:p>
        </text:list-item>
        <text:list-item>
          <text:p text:style-name="P56">음악</text:p>
        </text:list-item>
      </text:list>
      <text:p text:style-name="P9"/>
      <text:p text:style-name="P6">[/ XXX] </text:p>
      <text:p text:style-name="P5"><text:soft-page-break/></text:p>
      <text:p text:style-name="P5">/ <text:span text:style-name="T6">------------------------------------------------------------ 20200522_101647 /</text:span></text:p>
      <text:p text:style-name="P5"/>
      <text:p text:style-name="P5"/>
      <text:p text:style-name="P1">------------------------------------------------------------</text:p>
      <text:p text:style-name="P6">[XXX] </text:p>
      <text:list xml:id="list30230630" text:continue-list="list30219610" text:style-name="L73">
        <text:list-item>
          <text:p text:style-name="P38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20">1</text:p>
          </table:table-cell>
          <table:table-cell table:style-name="表5.B1" office:value-type="string">
            <text:p text:style-name="P19">天気</text:p>
          </table:table-cell>
          <table:table-cell table:style-name="表5.C1" office:value-type="string">
            <text:p text:style-name="P21"/>
          </table:table-cell>
        </table:table-row>
        <table:table-row>
          <table:table-cell table:style-name="表5.A2" office:value-type="float" office:value="2">
            <text:p text:style-name="P20">2</text:p>
          </table:table-cell>
          <table:table-cell table:style-name="表5.B2" office:value-type="string">
            <text:p text:style-name="P19">餌やり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3">
            <text:p text:style-name="P20">3</text:p>
          </table:table-cell>
          <table:table-cell table:style-name="表5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4">
            <text:p text:style-name="P20">4</text:p>
          </table:table-cell>
          <table:table-cell table:style-name="表5.B2" office:value-type="string">
            <text:p text:style-name="P19">思ったこと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5">
            <text:p text:style-name="P20">5</text:p>
          </table:table-cell>
          <table:table-cell table:style-name="表5.B2" office:value-type="string">
            <text:p text:style-name="P19">出来事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11">
            <text:p text:style-name="P20">11</text:p>
          </table:table-cell>
          <table:table-cell table:style-name="表5.B2" office:value-type="string">
            <text:p text:style-name="P19">やらず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6">
            <text:p text:style-name="P20">6</text:p>
          </table:table-cell>
          <table:table-cell table:style-name="表5.B2" office:value-type="string">
            <text:p text:style-name="P19">止めた / 止めよう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8">
            <text:p text:style-name="P22">8</text:p>
          </table:table-cell>
          <table:table-cell table:style-name="表5.B2" office:value-type="string">
            <text:p text:style-name="P19">気づいた</text:p>
          </table:table-cell>
          <table:table-cell table:style-name="表5.C2" office:value-type="string">
            <text:p text:style-name="P21"/>
          </table:table-cell>
        </table:table-row>
        <table:table-row>
          <table:table-cell table:style-name="表5.A2" office:value-type="float" office:value="14">
            <text:p text:style-name="P20">14</text:p>
          </table:table-cell>
          <table:table-cell table:style-name="表5.B2" office:value-type="string">
            <text:p text:style-name="P19">新しい</text:p>
          </table:table-cell>
          <table:table-cell table:style-name="表5.C2" office:value-type="string">
            <text:p text:style-name="P21"/>
          </table:table-cell>
        </table:table-row>
      </table:table>
      <text:p text:style-name="P8"/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20">1</text:p>
          </table:table-cell>
          <table:table-cell table:style-name="表2.B1" office:value-type="string">
            <text:p text:style-name="P19">天気</text:p>
          </table:table-cell>
          <table:table-cell table:style-name="表2.A1" office:value-type="float" office:value="9">
            <text:p text:style-name="P20">9</text:p>
          </table:table-cell>
          <table:table-cell table:style-name="表2.D1" office:value-type="string">
            <text:p text:style-name="P19">思い出したこと</text:p>
          </table:table-cell>
        </table:table-row>
        <table:table-row>
          <table:table-cell table:style-name="表2.A2" office:value-type="float" office:value="2">
            <text:p text:style-name="P20">2</text:p>
          </table:table-cell>
          <table:table-cell table:style-name="表2.B2" office:value-type="string">
            <text:p text:style-name="P19">餌やり</text:p>
          </table:table-cell>
          <table:table-cell table:style-name="表2.A2" office:value-type="float" office:value="10">
            <text:p text:style-name="P20">10</text:p>
          </table:table-cell>
          <table:table-cell table:style-name="表2.D2" office:value-type="string">
            <text:p text:style-name="P19">やった</text:p>
          </table:table-cell>
        </table:table-row>
        <table:table-row>
          <table:table-cell table:style-name="表2.A2" office:value-type="float" office:value="3">
            <text:p text:style-name="P20">3</text:p>
          </table:table-cell>
          <table:table-cell table:style-name="表2.B2" office:value-type="string">
            <text:p text:style-name="P19"><text:ruby text:style-name="Ru1"><text:ruby-base>身体</text:ruby-base><text:ruby-text>しんたい</text:ruby-text></text:ruby><text:span text:style-name="T5">しんたい</text:span></text:p>
          </table:table-cell>
          <table:table-cell table:style-name="表2.A2" office:value-type="float" office:value="11">
            <text:p text:style-name="P20">11</text:p>
          </table:table-cell>
          <table:table-cell table:style-name="表2.D2" office:value-type="string">
            <text:p text:style-name="P19">やらず</text:p>
          </table:table-cell>
        </table:table-row>
        <table:table-row>
          <table:table-cell table:style-name="表2.A2" office:value-type="float" office:value="4">
            <text:p text:style-name="P20">4</text:p>
          </table:table-cell>
          <table:table-cell table:style-name="表2.B2" office:value-type="string">
            <text:p text:style-name="P19">思ったこと</text:p>
          </table:table-cell>
          <table:table-cell table:style-name="表2.A2" office:value-type="float" office:value="12">
            <text:p text:style-name="P20">12</text:p>
          </table:table-cell>
          <table:table-cell table:style-name="表2.D2" office:value-type="string">
            <text:p text:style-name="P19">知ったこと</text:p>
          </table:table-cell>
        </table:table-row>
        <table:table-row>
          <table:table-cell table:style-name="表2.A2" office:value-type="float" office:value="5">
            <text:p text:style-name="P20">5</text:p>
          </table:table-cell>
          <table:table-cell table:style-name="表2.B2" office:value-type="string">
            <text:p text:style-name="P19">出来事</text:p>
          </table:table-cell>
          <table:table-cell table:style-name="表2.A2" office:value-type="float" office:value="13">
            <text:p text:style-name="P20">13</text:p>
          </table:table-cell>
          <table:table-cell table:style-name="表2.D2" office:value-type="string">
            <text:p text:style-name="P19">やろう</text:p>
          </table:table-cell>
        </table:table-row>
        <text:soft-page-break/>
        <table:table-row>
          <table:table-cell table:style-name="表2.A2" office:value-type="float" office:value="6">
            <text:p text:style-name="P20">6</text:p>
          </table:table-cell>
          <table:table-cell table:style-name="表2.B2" office:value-type="string">
            <text:p text:style-name="P19">止めた / 止めよう</text:p>
          </table:table-cell>
          <table:table-cell table:style-name="表2.A2" office:value-type="float" office:value="14">
            <text:p text:style-name="P20">14</text:p>
          </table:table-cell>
          <table:table-cell table:style-name="表2.D2" office:value-type="string">
            <text:p text:style-name="P19">新しい</text:p>
          </table:table-cell>
        </table:table-row>
        <table:table-row>
          <table:table-cell table:style-name="表2.A2" office:value-type="float" office:value="7">
            <text:p text:style-name="P20">7</text:p>
          </table:table-cell>
          <table:table-cell table:style-name="表2.B2" office:value-type="string">
            <text:p text:style-name="P19">始めた<text:span text:style-name="T10"> / 初めて</text:span></text:p>
          </table:table-cell>
          <table:table-cell table:style-name="表2.A2" office:value-type="float" office:value="15">
            <text:p text:style-name="P20">15</text:p>
          </table:table-cell>
          <table:table-cell table:style-name="表2.D2" office:value-type="string">
            <text:p text:style-name="P19">その他</text:p>
          </table:table-cell>
        </table:table-row>
        <table:table-row>
          <table:table-cell table:style-name="表2.A2" office:value-type="float" office:value="8">
            <text:p text:style-name="P22">8</text:p>
          </table:table-cell>
          <table:table-cell table:style-name="表2.B2" office:value-type="string">
            <text:p text:style-name="P19">気づいた</text:p>
          </table:table-cell>
          <table:table-cell table:style-name="表2.A2" office:value-type="float" office:value="16">
            <text:p text:style-name="P20">16</text:p>
          </table:table-cell>
          <table:table-cell table:style-name="表2.D2" office:value-type="string">
            <text:p text:style-name="P12">明日</text:p>
          </table:table-cell>
        </table:table-row>
        <table:table-row>
          <table:table-cell table:style-name="表2.A2">
            <text:p text:style-name="P22"/>
          </table:table-cell>
          <table:table-cell table:style-name="表2.B2" office:value-type="string">
            <text:p text:style-name="P19"/>
          </table:table-cell>
          <table:table-cell table:style-name="表2.A2" office:value-type="float" office:value="17">
            <text:p text:style-name="P20">17</text:p>
          </table:table-cell>
          <table:table-cell table:style-name="表2.D2" office:value-type="string">
            <text:p text:style-name="P12">その先</text:p>
          </table:table-cell>
        </table:table-row>
      </table:table>
      <text:p text:style-name="P4"/>
      <text:p text:style-name="P4">/--------------------------------------------- [/TEMPLATE]</text:p>
      <text:p text:style-name="P8"/>
      <table:table table:name="表6" table:style-name="表6">
        <table:table-column table:style-name="表6.A"/>
        <table:table-row>
          <table:table-cell table:style-name="表6.A1" office:value-type="string">
            <text:p text:style-name="P19">pushd C:\WORKS_2\WS\WS_Others.miscs <text:span text:style-name="T7">&amp;&amp; git add . &amp;&amp; git commit -m </text:span><text:span text:style-name="T7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9"/>
          </table:table-cell>
        </table:table-row>
        <table:table-row>
          <table:table-cell table:style-name="表6.A2" office:value-type="string">
            <text:p text:style-name="P19">p</text:p>
          </table:table-cell>
        </table:table-row>
        <table:table-row>
          <table:table-cell table:style-name="表6.A2" office:value-type="string">
            <text:p text:style-name="P19"/>
          </table:table-cell>
        </table:table-row>
      </table:table>
      <text:p text:style-name="P8"/>
      <text:p text:style-name="P18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05T10:00:58.08</dc:date>
    <dc:creator>iwabuchi ken</dc:creator>
    <meta:editing-duration>P1DT6H27M55S</meta:editing-duration>
    <meta:editing-cycles>193</meta:editing-cycles>
    <meta:generator>OpenOffice/4.1.3$Win32 OpenOffice.org_project/413m1$Build-9783</meta:generator>
    <meta:document-statistic meta:table-count="25" meta:image-count="0" meta:object-count="0" meta:page-count="52" meta:paragraph-count="1010" meta:word-count="19098" meta:character-count="25346"/>
  </office:meta>
</office:document-meta>
</file>